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6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6.874cm" svg:y="70.649cm">
            <draw:object draw:notify-on-update-of-ranges="Sheet1.A1:Sheet1.A1 Sheet1.A2:Sheet1.A182 Sheet1.B1:Sheet1.B1 Sheet1.B2:Sheet1.B182 Sheet1.A1:Sheet1.A1 Sheet1.A2:Sheet1.A182 Sheet1.C1:Sheet1.C1 Sheet1.C2:Sheet1.C1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cos(x)</text:p>
          </table:table-cell>
          <table:table-cell office:value-type="string">
            <text:p>sin(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COS(RADIANS([.A2]))" office:value-type="float" office:value="1">
            <text:p>1</text:p>
          </table:table-cell>
          <table:table-cell table:formula="of:=SIN(RADIANS([.A2]))" office:value-type="float" office:value="0">
            <text:p>0</text:p>
          </table:table-cell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COS(RADIANS([.A3]))" office:value-type="float" office:value="0.999847695156391">
            <text:p>0.9998476952</text:p>
          </table:table-cell>
          <table:table-cell table:formula="of:=SIN(RADIANS([.A3]))" office:value-type="float" office:value="0.0174524064372835">
            <text:p>0.0174524064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COS(RADIANS([.A4]))" office:value-type="float" office:value="0.999390827019096">
            <text:p>0.999390827</text:p>
          </table:table-cell>
          <table:table-cell table:formula="of:=SIN(RADIANS([.A4]))" office:value-type="float" office:value="0.034899496702501">
            <text:p>0.0348994967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COS(RADIANS([.A5]))" office:value-type="float" office:value="0.998629534754574">
            <text:p>0.9986295348</text:p>
          </table:table-cell>
          <table:table-cell table:formula="of:=SIN(RADIANS([.A5]))" office:value-type="float" office:value="0.0523359562429438">
            <text:p>0.0523359562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COS(RADIANS([.A6]))" office:value-type="float" office:value="0.997564050259824">
            <text:p>0.9975640503</text:p>
          </table:table-cell>
          <table:table-cell table:formula="of:=SIN(RADIANS([.A6]))" office:value-type="float" office:value="0.0697564737441253">
            <text:p>0.0697564737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COS(RADIANS([.A7]))" office:value-type="float" office:value="0.996194698091746">
            <text:p>0.9961946981</text:p>
          </table:table-cell>
          <table:table-cell table:formula="of:=SIN(RADIANS([.A7]))" office:value-type="float" office:value="0.0871557427476582">
            <text:p>0.0871557427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COS(RADIANS([.A8]))" office:value-type="float" office:value="0.994521895368273">
            <text:p>0.9945218954</text:p>
          </table:table-cell>
          <table:table-cell table:formula="of:=SIN(RADIANS([.A8]))" office:value-type="float" office:value="0.104528463267653">
            <text:p>0.1045284633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COS(RADIANS([.A9]))" office:value-type="float" office:value="0.992546151641322">
            <text:p>0.9925461516</text:p>
          </table:table-cell>
          <table:table-cell table:formula="of:=SIN(RADIANS([.A9]))" office:value-type="float" office:value="0.121869343405147">
            <text:p>0.1218693434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COS(RADIANS([.A10]))" office:value-type="float" office:value="0.99026806874157">
            <text:p>0.9902680687</text:p>
          </table:table-cell>
          <table:table-cell table:formula="of:=SIN(RADIANS([.A10]))" office:value-type="float" office:value="0.139173100960065">
            <text:p>0.139173101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COS(RADIANS([.A11]))" office:value-type="float" office:value="0.987688340595138">
            <text:p>0.9876883406</text:p>
          </table:table-cell>
          <table:table-cell table:formula="of:=SIN(RADIANS([.A11]))" office:value-type="float" office:value="0.156434465040231">
            <text:p>0.156434465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COS(RADIANS([.A12]))" office:value-type="float" office:value="0.984807753012208">
            <text:p>0.984807753</text:p>
          </table:table-cell>
          <table:table-cell table:formula="of:=SIN(RADIANS([.A12]))" office:value-type="float" office:value="0.17364817766693">
            <text:p>0.1736481777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COS(RADIANS([.A13]))" office:value-type="float" office:value="0.981627183447664">
            <text:p>0.9816271834</text:p>
          </table:table-cell>
          <table:table-cell table:formula="of:=SIN(RADIANS([.A13]))" office:value-type="float" office:value="0.190808995376545">
            <text:p>0.1908089954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COS(RADIANS([.A14]))" office:value-type="float" office:value="0.978147600733806">
            <text:p>0.9781476007</text:p>
          </table:table-cell>
          <table:table-cell table:formula="of:=SIN(RADIANS([.A14]))" office:value-type="float" office:value="0.207911690817759">
            <text:p>0.2079116908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COS(RADIANS([.A15]))" office:value-type="float" office:value="0.974370064785235">
            <text:p>0.9743700648</text:p>
          </table:table-cell>
          <table:table-cell table:formula="of:=SIN(RADIANS([.A15]))" office:value-type="float" office:value="0.224951054343865">
            <text:p>0.2249510543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COS(RADIANS([.A16]))" office:value-type="float" office:value="0.970295726275996">
            <text:p>0.9702957263</text:p>
          </table:table-cell>
          <table:table-cell table:formula="of:=SIN(RADIANS([.A16]))" office:value-type="float" office:value="0.241921895599668">
            <text:p>0.2419218956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COS(RADIANS([.A17]))" office:value-type="float" office:value="0.965925826289068">
            <text:p>0.9659258263</text:p>
          </table:table-cell>
          <table:table-cell table:formula="of:=SIN(RADIANS([.A17]))" office:value-type="float" office:value="0.258819045102521">
            <text:p>0.2588190451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COS(RADIANS([.A18]))" office:value-type="float" office:value="0.961261695938319">
            <text:p>0.9612616959</text:p>
          </table:table-cell>
          <table:table-cell table:formula="of:=SIN(RADIANS([.A18]))" office:value-type="float" office:value="0.275637355816999">
            <text:p>0.2756373558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COS(RADIANS([.A19]))" office:value-type="float" office:value="0.956304755963035">
            <text:p>0.956304756</text:p>
          </table:table-cell>
          <table:table-cell table:formula="of:=SIN(RADIANS([.A19]))" office:value-type="float" office:value="0.292371704722737">
            <text:p>0.2923717047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COS(RADIANS([.A20]))" office:value-type="float" office:value="0.951056516295153">
            <text:p>0.9510565163</text:p>
          </table:table-cell>
          <table:table-cell table:formula="of:=SIN(RADIANS([.A20]))" office:value-type="float" office:value="0.309016994374947">
            <text:p>0.3090169944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COS(RADIANS([.A21]))" office:value-type="float" office:value="0.945518575599317">
            <text:p>0.9455185756</text:p>
          </table:table-cell>
          <table:table-cell table:formula="of:=SIN(RADIANS([.A21]))" office:value-type="float" office:value="0.325568154457157">
            <text:p>0.3255681545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COS(RADIANS([.A22]))" office:value-type="float" office:value="0.939692620785908">
            <text:p>0.9396926208</text:p>
          </table:table-cell>
          <table:table-cell table:formula="of:=SIN(RADIANS([.A22]))" office:value-type="float" office:value="0.342020143325669">
            <text:p>0.3420201433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COS(RADIANS([.A23]))" office:value-type="float" office:value="0.933580426497202">
            <text:p>0.9335804265</text:p>
          </table:table-cell>
          <table:table-cell table:formula="of:=SIN(RADIANS([.A23]))" office:value-type="float" office:value="0.3583679495453">
            <text:p>0.3583679495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COS(RADIANS([.A24]))" office:value-type="float" office:value="0.927183854566787">
            <text:p>0.9271838546</text:p>
          </table:table-cell>
          <table:table-cell table:formula="of:=SIN(RADIANS([.A24]))" office:value-type="float" office:value="0.374606593415912">
            <text:p>0.3746065934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COS(RADIANS([.A25]))" office:value-type="float" office:value="0.92050485345244">
            <text:p>0.9205048535</text:p>
          </table:table-cell>
          <table:table-cell table:formula="of:=SIN(RADIANS([.A25]))" office:value-type="float" office:value="0.390731128489274">
            <text:p>0.3907311285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COS(RADIANS([.A26]))" office:value-type="float" office:value="0.913545457642601">
            <text:p>0.9135454576</text:p>
          </table:table-cell>
          <table:table-cell table:formula="of:=SIN(RADIANS([.A26]))" office:value-type="float" office:value="0.4067366430758">
            <text:p>0.4067366431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COS(RADIANS([.A27]))" office:value-type="float" office:value="0.90630778703665">
            <text:p>0.906307787</text:p>
          </table:table-cell>
          <table:table-cell table:formula="of:=SIN(RADIANS([.A27]))" office:value-type="float" office:value="0.422618261740699">
            <text:p>0.4226182617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COS(RADIANS([.A28]))" office:value-type="float" office:value="0.898794046299167">
            <text:p>0.8987940463</text:p>
          </table:table-cell>
          <table:table-cell table:formula="of:=SIN(RADIANS([.A28]))" office:value-type="float" office:value="0.438371146789077">
            <text:p>0.4383711468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COS(RADIANS([.A29]))" office:value-type="float" office:value="0.891006524188368">
            <text:p>0.8910065242</text:p>
          </table:table-cell>
          <table:table-cell table:formula="of:=SIN(RADIANS([.A29]))" office:value-type="float" office:value="0.453990499739547">
            <text:p>0.4539904997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COS(RADIANS([.A30]))" office:value-type="float" office:value="0.882947592858927">
            <text:p>0.8829475929</text:p>
          </table:table-cell>
          <table:table-cell table:formula="of:=SIN(RADIANS([.A30]))" office:value-type="float" office:value="0.469471562785891">
            <text:p>0.4694715628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COS(RADIANS([.A31]))" office:value-type="float" office:value="0.874619707139396">
            <text:p>0.8746197071</text:p>
          </table:table-cell>
          <table:table-cell table:formula="of:=SIN(RADIANS([.A31]))" office:value-type="float" office:value="0.484809620246337">
            <text:p>0.4848096202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COS(RADIANS([.A32]))" office:value-type="float" office:value="0.866025403784439">
            <text:p>0.8660254038</text:p>
          </table:table-cell>
          <table:table-cell table:formula="of:=SIN(RADIANS([.A32]))" office:value-type="float" office:value="0.5">
            <text:p>0.5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COS(RADIANS([.A33]))" office:value-type="float" office:value="0.857167300702112">
            <text:p>0.8571673007</text:p>
          </table:table-cell>
          <table:table-cell table:formula="of:=SIN(RADIANS([.A33]))" office:value-type="float" office:value="0.515038074910054">
            <text:p>0.5150380749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COS(RADIANS([.A34]))" office:value-type="float" office:value="0.848048096156426">
            <text:p>0.8480480962</text:p>
          </table:table-cell>
          <table:table-cell table:formula="of:=SIN(RADIANS([.A34]))" office:value-type="float" office:value="0.529919264233205">
            <text:p>0.5299192642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formula="of:=COS(RADIANS([.A35]))" office:value-type="float" office:value="0.838670567945424">
            <text:p>0.8386705679</text:p>
          </table:table-cell>
          <table:table-cell table:formula="of:=SIN(RADIANS([.A35]))" office:value-type="float" office:value="0.544639035015027">
            <text:p>0.544639035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table:formula="of:=COS(RADIANS([.A36]))" office:value-type="float" office:value="0.829037572555042">
            <text:p>0.8290375726</text:p>
          </table:table-cell>
          <table:table-cell table:formula="of:=SIN(RADIANS([.A36]))" office:value-type="float" office:value="0.559192903470747">
            <text:p>0.5591929035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table:formula="of:=COS(RADIANS([.A37]))" office:value-type="float" office:value="0.819152044288992">
            <text:p>0.8191520443</text:p>
          </table:table-cell>
          <table:table-cell table:formula="of:=SIN(RADIANS([.A37]))" office:value-type="float" office:value="0.573576436351046">
            <text:p>0.5735764364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table:formula="of:=COS(RADIANS([.A38]))" office:value-type="float" office:value="0.809016994374947">
            <text:p>0.8090169944</text:p>
          </table:table-cell>
          <table:table-cell table:formula="of:=SIN(RADIANS([.A38]))" office:value-type="float" office:value="0.587785252292473">
            <text:p>0.5877852523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table:formula="of:=COS(RADIANS([.A39]))" office:value-type="float" office:value="0.798635510047293">
            <text:p>0.79863551</text:p>
          </table:table-cell>
          <table:table-cell table:formula="of:=SIN(RADIANS([.A39]))" office:value-type="float" office:value="0.601815023152048">
            <text:p>0.6018150232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table:formula="of:=COS(RADIANS([.A40]))" office:value-type="float" office:value="0.788010753606722">
            <text:p>0.7880107536</text:p>
          </table:table-cell>
          <table:table-cell table:formula="of:=SIN(RADIANS([.A40]))" office:value-type="float" office:value="0.615661475325658">
            <text:p>0.6156614753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table:formula="of:=COS(RADIANS([.A41]))" office:value-type="float" office:value="0.777145961456971">
            <text:p>0.7771459615</text:p>
          </table:table-cell>
          <table:table-cell table:formula="of:=SIN(RADIANS([.A41]))" office:value-type="float" office:value="0.629320391049837">
            <text:p>0.629320391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table:formula="of:=COS(RADIANS([.A42]))" office:value-type="float" office:value="0.766044443118978">
            <text:p>0.7660444431</text:p>
          </table:table-cell>
          <table:table-cell table:formula="of:=SIN(RADIANS([.A42]))" office:value-type="float" office:value="0.642787609686539">
            <text:p>0.6427876097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table:formula="of:=COS(RADIANS([.A43]))" office:value-type="float" office:value="0.754709580222772">
            <text:p>0.7547095802</text:p>
          </table:table-cell>
          <table:table-cell table:formula="of:=SIN(RADIANS([.A43]))" office:value-type="float" office:value="0.656059028990507">
            <text:p>0.656059029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table:formula="of:=COS(RADIANS([.A44]))" office:value-type="float" office:value="0.743144825477394">
            <text:p>0.7431448255</text:p>
          </table:table-cell>
          <table:table-cell table:formula="of:=SIN(RADIANS([.A44]))" office:value-type="float" office:value="0.669130606358858">
            <text:p>0.6691306064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table:formula="of:=COS(RADIANS([.A45]))" office:value-type="float" office:value="0.73135370161917">
            <text:p>0.7313537016</text:p>
          </table:table-cell>
          <table:table-cell table:formula="of:=SIN(RADIANS([.A45]))" office:value-type="float" office:value="0.681998360062498">
            <text:p>0.6819983601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table:formula="of:=COS(RADIANS([.A46]))" office:value-type="float" office:value="0.719339800338651">
            <text:p>0.7193398003</text:p>
          </table:table-cell>
          <table:table-cell table:formula="of:=SIN(RADIANS([.A46]))" office:value-type="float" office:value="0.694658370458997">
            <text:p>0.6946583705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table:formula="of:=COS(RADIANS([.A47]))" office:value-type="float" office:value="0.707106781186548">
            <text:p>0.7071067812</text:p>
          </table:table-cell>
          <table:table-cell table:formula="of:=SIN(RADIANS([.A47]))" office:value-type="float" office:value="0.707106781186547">
            <text:p>0.7071067812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table:formula="of:=COS(RADIANS([.A48]))" office:value-type="float" office:value="0.694658370458997">
            <text:p>0.6946583705</text:p>
          </table:table-cell>
          <table:table-cell table:formula="of:=SIN(RADIANS([.A48]))" office:value-type="float" office:value="0.719339800338651">
            <text:p>0.7193398003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table:formula="of:=COS(RADIANS([.A49]))" office:value-type="float" office:value="0.681998360062498">
            <text:p>0.6819983601</text:p>
          </table:table-cell>
          <table:table-cell table:formula="of:=SIN(RADIANS([.A49]))" office:value-type="float" office:value="0.73135370161917">
            <text:p>0.7313537016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table:formula="of:=COS(RADIANS([.A50]))" office:value-type="float" office:value="0.669130606358858">
            <text:p>0.6691306064</text:p>
          </table:table-cell>
          <table:table-cell table:formula="of:=SIN(RADIANS([.A50]))" office:value-type="float" office:value="0.743144825477394">
            <text:p>0.7431448255</text:p>
          </table:table-cell>
        </table:table-row>
        <table:table-row table:style-name="ro1">
          <table:table-cell table:formula="of:=[.A50]+1" office:value-type="float" office:value="49">
            <text:p>49</text:p>
          </table:table-cell>
          <table:table-cell table:formula="of:=COS(RADIANS([.A51]))" office:value-type="float" office:value="0.656059028990507">
            <text:p>0.656059029</text:p>
          </table:table-cell>
          <table:table-cell table:formula="of:=SIN(RADIANS([.A51]))" office:value-type="float" office:value="0.754709580222772">
            <text:p>0.7547095802</text:p>
          </table:table-cell>
        </table:table-row>
        <table:table-row table:style-name="ro1">
          <table:table-cell table:formula="of:=[.A51]+1" office:value-type="float" office:value="50">
            <text:p>50</text:p>
          </table:table-cell>
          <table:table-cell table:formula="of:=COS(RADIANS([.A52]))" office:value-type="float" office:value="0.642787609686539">
            <text:p>0.6427876097</text:p>
          </table:table-cell>
          <table:table-cell table:formula="of:=SIN(RADIANS([.A52]))" office:value-type="float" office:value="0.766044443118978">
            <text:p>0.7660444431</text:p>
          </table:table-cell>
        </table:table-row>
        <table:table-row table:style-name="ro1">
          <table:table-cell table:formula="of:=[.A52]+1" office:value-type="float" office:value="51">
            <text:p>51</text:p>
          </table:table-cell>
          <table:table-cell table:formula="of:=COS(RADIANS([.A53]))" office:value-type="float" office:value="0.629320391049837">
            <text:p>0.629320391</text:p>
          </table:table-cell>
          <table:table-cell table:formula="of:=SIN(RADIANS([.A53]))" office:value-type="float" office:value="0.777145961456971">
            <text:p>0.7771459615</text:p>
          </table:table-cell>
        </table:table-row>
        <table:table-row table:style-name="ro1">
          <table:table-cell table:formula="of:=[.A53]+1" office:value-type="float" office:value="52">
            <text:p>52</text:p>
          </table:table-cell>
          <table:table-cell table:formula="of:=COS(RADIANS([.A54]))" office:value-type="float" office:value="0.615661475325658">
            <text:p>0.6156614753</text:p>
          </table:table-cell>
          <table:table-cell table:formula="of:=SIN(RADIANS([.A54]))" office:value-type="float" office:value="0.788010753606722">
            <text:p>0.7880107536</text:p>
          </table:table-cell>
        </table:table-row>
        <table:table-row table:style-name="ro1">
          <table:table-cell table:formula="of:=[.A54]+1" office:value-type="float" office:value="53">
            <text:p>53</text:p>
          </table:table-cell>
          <table:table-cell table:formula="of:=COS(RADIANS([.A55]))" office:value-type="float" office:value="0.601815023152048">
            <text:p>0.6018150232</text:p>
          </table:table-cell>
          <table:table-cell table:formula="of:=SIN(RADIANS([.A55]))" office:value-type="float" office:value="0.798635510047293">
            <text:p>0.79863551</text:p>
          </table:table-cell>
        </table:table-row>
        <table:table-row table:style-name="ro1">
          <table:table-cell table:formula="of:=[.A55]+1" office:value-type="float" office:value="54">
            <text:p>54</text:p>
          </table:table-cell>
          <table:table-cell table:formula="of:=COS(RADIANS([.A56]))" office:value-type="float" office:value="0.587785252292473">
            <text:p>0.5877852523</text:p>
          </table:table-cell>
          <table:table-cell table:formula="of:=SIN(RADIANS([.A56]))" office:value-type="float" office:value="0.809016994374947">
            <text:p>0.8090169944</text:p>
          </table:table-cell>
        </table:table-row>
        <table:table-row table:style-name="ro1">
          <table:table-cell table:formula="of:=[.A56]+1" office:value-type="float" office:value="55">
            <text:p>55</text:p>
          </table:table-cell>
          <table:table-cell table:formula="of:=COS(RADIANS([.A57]))" office:value-type="float" office:value="0.573576436351046">
            <text:p>0.5735764364</text:p>
          </table:table-cell>
          <table:table-cell table:formula="of:=SIN(RADIANS([.A57]))" office:value-type="float" office:value="0.819152044288992">
            <text:p>0.8191520443</text:p>
          </table:table-cell>
        </table:table-row>
        <table:table-row table:style-name="ro1">
          <table:table-cell table:formula="of:=[.A57]+1" office:value-type="float" office:value="56">
            <text:p>56</text:p>
          </table:table-cell>
          <table:table-cell table:formula="of:=COS(RADIANS([.A58]))" office:value-type="float" office:value="0.559192903470747">
            <text:p>0.5591929035</text:p>
          </table:table-cell>
          <table:table-cell table:formula="of:=SIN(RADIANS([.A58]))" office:value-type="float" office:value="0.829037572555042">
            <text:p>0.8290375726</text:p>
          </table:table-cell>
        </table:table-row>
        <table:table-row table:style-name="ro1">
          <table:table-cell table:formula="of:=[.A58]+1" office:value-type="float" office:value="57">
            <text:p>57</text:p>
          </table:table-cell>
          <table:table-cell table:formula="of:=COS(RADIANS([.A59]))" office:value-type="float" office:value="0.544639035015027">
            <text:p>0.544639035</text:p>
          </table:table-cell>
          <table:table-cell table:formula="of:=SIN(RADIANS([.A59]))" office:value-type="float" office:value="0.838670567945424">
            <text:p>0.8386705679</text:p>
          </table:table-cell>
        </table:table-row>
        <table:table-row table:style-name="ro1">
          <table:table-cell table:formula="of:=[.A59]+1" office:value-type="float" office:value="58">
            <text:p>58</text:p>
          </table:table-cell>
          <table:table-cell table:formula="of:=COS(RADIANS([.A60]))" office:value-type="float" office:value="0.529919264233205">
            <text:p>0.5299192642</text:p>
          </table:table-cell>
          <table:table-cell table:formula="of:=SIN(RADIANS([.A60]))" office:value-type="float" office:value="0.848048096156426">
            <text:p>0.8480480962</text:p>
          </table:table-cell>
        </table:table-row>
        <table:table-row table:style-name="ro1">
          <table:table-cell table:formula="of:=[.A60]+1" office:value-type="float" office:value="59">
            <text:p>59</text:p>
          </table:table-cell>
          <table:table-cell table:formula="of:=COS(RADIANS([.A61]))" office:value-type="float" office:value="0.515038074910054">
            <text:p>0.5150380749</text:p>
          </table:table-cell>
          <table:table-cell table:formula="of:=SIN(RADIANS([.A61]))" office:value-type="float" office:value="0.857167300702112">
            <text:p>0.8571673007</text:p>
          </table:table-cell>
        </table:table-row>
        <table:table-row table:style-name="ro1">
          <table:table-cell table:formula="of:=[.A61]+1" office:value-type="float" office:value="60">
            <text:p>60</text:p>
          </table:table-cell>
          <table:table-cell table:formula="of:=COS(RADIANS([.A62]))" office:value-type="float" office:value="0.5">
            <text:p>0.5</text:p>
          </table:table-cell>
          <table:table-cell table:formula="of:=SIN(RADIANS([.A62]))" office:value-type="float" office:value="0.866025403784439">
            <text:p>0.8660254038</text:p>
          </table:table-cell>
        </table:table-row>
        <table:table-row table:style-name="ro1">
          <table:table-cell table:formula="of:=[.A62]+1" office:value-type="float" office:value="61">
            <text:p>61</text:p>
          </table:table-cell>
          <table:table-cell table:formula="of:=COS(RADIANS([.A63]))" office:value-type="float" office:value="0.484809620246337">
            <text:p>0.4848096202</text:p>
          </table:table-cell>
          <table:table-cell table:formula="of:=SIN(RADIANS([.A63]))" office:value-type="float" office:value="0.874619707139396">
            <text:p>0.8746197071</text:p>
          </table:table-cell>
        </table:table-row>
        <table:table-row table:style-name="ro1">
          <table:table-cell table:formula="of:=[.A63]+1" office:value-type="float" office:value="62">
            <text:p>62</text:p>
          </table:table-cell>
          <table:table-cell table:formula="of:=COS(RADIANS([.A64]))" office:value-type="float" office:value="0.469471562785891">
            <text:p>0.4694715628</text:p>
          </table:table-cell>
          <table:table-cell table:formula="of:=SIN(RADIANS([.A64]))" office:value-type="float" office:value="0.882947592858927">
            <text:p>0.8829475929</text:p>
          </table:table-cell>
        </table:table-row>
        <table:table-row table:style-name="ro1">
          <table:table-cell table:formula="of:=[.A64]+1" office:value-type="float" office:value="63">
            <text:p>63</text:p>
          </table:table-cell>
          <table:table-cell table:formula="of:=COS(RADIANS([.A65]))" office:value-type="float" office:value="0.453990499739547">
            <text:p>0.4539904997</text:p>
          </table:table-cell>
          <table:table-cell table:formula="of:=SIN(RADIANS([.A65]))" office:value-type="float" office:value="0.891006524188368">
            <text:p>0.8910065242</text:p>
          </table:table-cell>
        </table:table-row>
        <table:table-row table:style-name="ro1">
          <table:table-cell table:formula="of:=[.A65]+1" office:value-type="float" office:value="64">
            <text:p>64</text:p>
          </table:table-cell>
          <table:table-cell table:formula="of:=COS(RADIANS([.A66]))" office:value-type="float" office:value="0.438371146789077">
            <text:p>0.4383711468</text:p>
          </table:table-cell>
          <table:table-cell table:formula="of:=SIN(RADIANS([.A66]))" office:value-type="float" office:value="0.898794046299167">
            <text:p>0.8987940463</text:p>
          </table:table-cell>
        </table:table-row>
        <table:table-row table:style-name="ro1">
          <table:table-cell table:formula="of:=[.A66]+1" office:value-type="float" office:value="65">
            <text:p>65</text:p>
          </table:table-cell>
          <table:table-cell table:formula="of:=COS(RADIANS([.A67]))" office:value-type="float" office:value="0.422618261740699">
            <text:p>0.4226182617</text:p>
          </table:table-cell>
          <table:table-cell table:formula="of:=SIN(RADIANS([.A67]))" office:value-type="float" office:value="0.90630778703665">
            <text:p>0.906307787</text:p>
          </table:table-cell>
        </table:table-row>
        <table:table-row table:style-name="ro1">
          <table:table-cell table:formula="of:=[.A67]+1" office:value-type="float" office:value="66">
            <text:p>66</text:p>
          </table:table-cell>
          <table:table-cell table:formula="of:=COS(RADIANS([.A68]))" office:value-type="float" office:value="0.4067366430758">
            <text:p>0.4067366431</text:p>
          </table:table-cell>
          <table:table-cell table:formula="of:=SIN(RADIANS([.A68]))" office:value-type="float" office:value="0.913545457642601">
            <text:p>0.9135454576</text:p>
          </table:table-cell>
        </table:table-row>
        <table:table-row table:style-name="ro1">
          <table:table-cell table:formula="of:=[.A68]+1" office:value-type="float" office:value="67">
            <text:p>67</text:p>
          </table:table-cell>
          <table:table-cell table:formula="of:=COS(RADIANS([.A69]))" office:value-type="float" office:value="0.390731128489274">
            <text:p>0.3907311285</text:p>
          </table:table-cell>
          <table:table-cell table:formula="of:=SIN(RADIANS([.A69]))" office:value-type="float" office:value="0.92050485345244">
            <text:p>0.9205048535</text:p>
          </table:table-cell>
        </table:table-row>
        <table:table-row table:style-name="ro1">
          <table:table-cell table:formula="of:=[.A69]+1" office:value-type="float" office:value="68">
            <text:p>68</text:p>
          </table:table-cell>
          <table:table-cell table:formula="of:=COS(RADIANS([.A70]))" office:value-type="float" office:value="0.374606593415912">
            <text:p>0.3746065934</text:p>
          </table:table-cell>
          <table:table-cell table:formula="of:=SIN(RADIANS([.A70]))" office:value-type="float" office:value="0.927183854566787">
            <text:p>0.9271838546</text:p>
          </table:table-cell>
        </table:table-row>
        <table:table-row table:style-name="ro1">
          <table:table-cell table:formula="of:=[.A70]+1" office:value-type="float" office:value="69">
            <text:p>69</text:p>
          </table:table-cell>
          <table:table-cell table:formula="of:=COS(RADIANS([.A71]))" office:value-type="float" office:value="0.3583679495453">
            <text:p>0.3583679495</text:p>
          </table:table-cell>
          <table:table-cell table:formula="of:=SIN(RADIANS([.A71]))" office:value-type="float" office:value="0.933580426497202">
            <text:p>0.9335804265</text:p>
          </table:table-cell>
        </table:table-row>
        <table:table-row table:style-name="ro1">
          <table:table-cell table:formula="of:=[.A71]+1" office:value-type="float" office:value="70">
            <text:p>70</text:p>
          </table:table-cell>
          <table:table-cell table:formula="of:=COS(RADIANS([.A72]))" office:value-type="float" office:value="0.342020143325669">
            <text:p>0.3420201433</text:p>
          </table:table-cell>
          <table:table-cell table:formula="of:=SIN(RADIANS([.A72]))" office:value-type="float" office:value="0.939692620785908">
            <text:p>0.9396926208</text:p>
          </table:table-cell>
        </table:table-row>
        <table:table-row table:style-name="ro1">
          <table:table-cell table:formula="of:=[.A72]+1" office:value-type="float" office:value="71">
            <text:p>71</text:p>
          </table:table-cell>
          <table:table-cell table:formula="of:=COS(RADIANS([.A73]))" office:value-type="float" office:value="0.325568154457157">
            <text:p>0.3255681545</text:p>
          </table:table-cell>
          <table:table-cell table:formula="of:=SIN(RADIANS([.A73]))" office:value-type="float" office:value="0.945518575599317">
            <text:p>0.9455185756</text:p>
          </table:table-cell>
        </table:table-row>
        <table:table-row table:style-name="ro1">
          <table:table-cell table:formula="of:=[.A73]+1" office:value-type="float" office:value="72">
            <text:p>72</text:p>
          </table:table-cell>
          <table:table-cell table:formula="of:=COS(RADIANS([.A74]))" office:value-type="float" office:value="0.309016994374947">
            <text:p>0.3090169944</text:p>
          </table:table-cell>
          <table:table-cell table:formula="of:=SIN(RADIANS([.A74]))" office:value-type="float" office:value="0.951056516295153">
            <text:p>0.9510565163</text:p>
          </table:table-cell>
        </table:table-row>
        <table:table-row table:style-name="ro1">
          <table:table-cell table:formula="of:=[.A74]+1" office:value-type="float" office:value="73">
            <text:p>73</text:p>
          </table:table-cell>
          <table:table-cell table:formula="of:=COS(RADIANS([.A75]))" office:value-type="float" office:value="0.292371704722737">
            <text:p>0.2923717047</text:p>
          </table:table-cell>
          <table:table-cell table:formula="of:=SIN(RADIANS([.A75]))" office:value-type="float" office:value="0.956304755963035">
            <text:p>0.956304756</text:p>
          </table:table-cell>
        </table:table-row>
        <table:table-row table:style-name="ro1">
          <table:table-cell table:formula="of:=[.A75]+1" office:value-type="float" office:value="74">
            <text:p>74</text:p>
          </table:table-cell>
          <table:table-cell table:formula="of:=COS(RADIANS([.A76]))" office:value-type="float" office:value="0.275637355816999">
            <text:p>0.2756373558</text:p>
          </table:table-cell>
          <table:table-cell table:formula="of:=SIN(RADIANS([.A76]))" office:value-type="float" office:value="0.961261695938319">
            <text:p>0.9612616959</text:p>
          </table:table-cell>
        </table:table-row>
        <table:table-row table:style-name="ro1">
          <table:table-cell table:formula="of:=[.A76]+1" office:value-type="float" office:value="75">
            <text:p>75</text:p>
          </table:table-cell>
          <table:table-cell table:formula="of:=COS(RADIANS([.A77]))" office:value-type="float" office:value="0.258819045102521">
            <text:p>0.2588190451</text:p>
          </table:table-cell>
          <table:table-cell table:formula="of:=SIN(RADIANS([.A77]))" office:value-type="float" office:value="0.965925826289068">
            <text:p>0.9659258263</text:p>
          </table:table-cell>
        </table:table-row>
        <table:table-row table:style-name="ro1">
          <table:table-cell table:formula="of:=[.A77]+1" office:value-type="float" office:value="76">
            <text:p>76</text:p>
          </table:table-cell>
          <table:table-cell table:formula="of:=COS(RADIANS([.A78]))" office:value-type="float" office:value="0.241921895599668">
            <text:p>0.2419218956</text:p>
          </table:table-cell>
          <table:table-cell table:formula="of:=SIN(RADIANS([.A78]))" office:value-type="float" office:value="0.970295726275996">
            <text:p>0.9702957263</text:p>
          </table:table-cell>
        </table:table-row>
        <table:table-row table:style-name="ro1">
          <table:table-cell table:formula="of:=[.A78]+1" office:value-type="float" office:value="77">
            <text:p>77</text:p>
          </table:table-cell>
          <table:table-cell table:formula="of:=COS(RADIANS([.A79]))" office:value-type="float" office:value="0.224951054343865">
            <text:p>0.2249510543</text:p>
          </table:table-cell>
          <table:table-cell table:formula="of:=SIN(RADIANS([.A79]))" office:value-type="float" office:value="0.974370064785235">
            <text:p>0.9743700648</text:p>
          </table:table-cell>
        </table:table-row>
        <table:table-row table:style-name="ro1">
          <table:table-cell table:formula="of:=[.A79]+1" office:value-type="float" office:value="78">
            <text:p>78</text:p>
          </table:table-cell>
          <table:table-cell table:formula="of:=COS(RADIANS([.A80]))" office:value-type="float" office:value="0.207911690817759">
            <text:p>0.2079116908</text:p>
          </table:table-cell>
          <table:table-cell table:formula="of:=SIN(RADIANS([.A80]))" office:value-type="float" office:value="0.978147600733806">
            <text:p>0.9781476007</text:p>
          </table:table-cell>
        </table:table-row>
        <table:table-row table:style-name="ro1">
          <table:table-cell table:formula="of:=[.A80]+1" office:value-type="float" office:value="79">
            <text:p>79</text:p>
          </table:table-cell>
          <table:table-cell table:formula="of:=COS(RADIANS([.A81]))" office:value-type="float" office:value="0.190808995376545">
            <text:p>0.1908089954</text:p>
          </table:table-cell>
          <table:table-cell table:formula="of:=SIN(RADIANS([.A81]))" office:value-type="float" office:value="0.981627183447664">
            <text:p>0.9816271834</text:p>
          </table:table-cell>
        </table:table-row>
        <table:table-row table:style-name="ro1">
          <table:table-cell table:formula="of:=[.A81]+1" office:value-type="float" office:value="80">
            <text:p>80</text:p>
          </table:table-cell>
          <table:table-cell table:formula="of:=COS(RADIANS([.A82]))" office:value-type="float" office:value="0.17364817766693">
            <text:p>0.1736481777</text:p>
          </table:table-cell>
          <table:table-cell table:formula="of:=SIN(RADIANS([.A82]))" office:value-type="float" office:value="0.984807753012208">
            <text:p>0.984807753</text:p>
          </table:table-cell>
        </table:table-row>
        <table:table-row table:style-name="ro1">
          <table:table-cell table:formula="of:=[.A82]+1" office:value-type="float" office:value="81">
            <text:p>81</text:p>
          </table:table-cell>
          <table:table-cell table:formula="of:=COS(RADIANS([.A83]))" office:value-type="float" office:value="0.156434465040231">
            <text:p>0.156434465</text:p>
          </table:table-cell>
          <table:table-cell table:formula="of:=SIN(RADIANS([.A83]))" office:value-type="float" office:value="0.987688340595138">
            <text:p>0.9876883406</text:p>
          </table:table-cell>
        </table:table-row>
        <table:table-row table:style-name="ro1">
          <table:table-cell table:formula="of:=[.A83]+1" office:value-type="float" office:value="82">
            <text:p>82</text:p>
          </table:table-cell>
          <table:table-cell table:formula="of:=COS(RADIANS([.A84]))" office:value-type="float" office:value="0.139173100960065">
            <text:p>0.139173101</text:p>
          </table:table-cell>
          <table:table-cell table:formula="of:=SIN(RADIANS([.A84]))" office:value-type="float" office:value="0.99026806874157">
            <text:p>0.9902680687</text:p>
          </table:table-cell>
        </table:table-row>
        <table:table-row table:style-name="ro1">
          <table:table-cell table:formula="of:=[.A84]+1" office:value-type="float" office:value="83">
            <text:p>83</text:p>
          </table:table-cell>
          <table:table-cell table:formula="of:=COS(RADIANS([.A85]))" office:value-type="float" office:value="0.121869343405147">
            <text:p>0.1218693434</text:p>
          </table:table-cell>
          <table:table-cell table:formula="of:=SIN(RADIANS([.A85]))" office:value-type="float" office:value="0.992546151641322">
            <text:p>0.9925461516</text:p>
          </table:table-cell>
        </table:table-row>
        <table:table-row table:style-name="ro1">
          <table:table-cell table:formula="of:=[.A85]+1" office:value-type="float" office:value="84">
            <text:p>84</text:p>
          </table:table-cell>
          <table:table-cell table:formula="of:=COS(RADIANS([.A86]))" office:value-type="float" office:value="0.104528463267653">
            <text:p>0.1045284633</text:p>
          </table:table-cell>
          <table:table-cell table:formula="of:=SIN(RADIANS([.A86]))" office:value-type="float" office:value="0.994521895368273">
            <text:p>0.9945218954</text:p>
          </table:table-cell>
        </table:table-row>
        <table:table-row table:style-name="ro1">
          <table:table-cell table:formula="of:=[.A86]+1" office:value-type="float" office:value="85">
            <text:p>85</text:p>
          </table:table-cell>
          <table:table-cell table:formula="of:=COS(RADIANS([.A87]))" office:value-type="float" office:value="0.0871557427476581">
            <text:p>0.0871557427</text:p>
          </table:table-cell>
          <table:table-cell table:formula="of:=SIN(RADIANS([.A87]))" office:value-type="float" office:value="0.996194698091746">
            <text:p>0.9961946981</text:p>
          </table:table-cell>
        </table:table-row>
        <table:table-row table:style-name="ro1">
          <table:table-cell table:formula="of:=[.A87]+1" office:value-type="float" office:value="86">
            <text:p>86</text:p>
          </table:table-cell>
          <table:table-cell table:formula="of:=COS(RADIANS([.A88]))" office:value-type="float" office:value="0.0697564737441252">
            <text:p>0.0697564737</text:p>
          </table:table-cell>
          <table:table-cell table:formula="of:=SIN(RADIANS([.A88]))" office:value-type="float" office:value="0.997564050259824">
            <text:p>0.9975640503</text:p>
          </table:table-cell>
        </table:table-row>
        <table:table-row table:style-name="ro1">
          <table:table-cell table:formula="of:=[.A88]+1" office:value-type="float" office:value="87">
            <text:p>87</text:p>
          </table:table-cell>
          <table:table-cell table:formula="of:=COS(RADIANS([.A89]))" office:value-type="float" office:value="0.052335956242944">
            <text:p>0.0523359562</text:p>
          </table:table-cell>
          <table:table-cell table:formula="of:=SIN(RADIANS([.A89]))" office:value-type="float" office:value="0.998629534754574">
            <text:p>0.9986295348</text:p>
          </table:table-cell>
        </table:table-row>
        <table:table-row table:style-name="ro1">
          <table:table-cell table:formula="of:=[.A89]+1" office:value-type="float" office:value="88">
            <text:p>88</text:p>
          </table:table-cell>
          <table:table-cell table:formula="of:=COS(RADIANS([.A90]))" office:value-type="float" office:value="0.0348994967025011">
            <text:p>0.0348994967</text:p>
          </table:table-cell>
          <table:table-cell table:formula="of:=SIN(RADIANS([.A90]))" office:value-type="float" office:value="0.999390827019096">
            <text:p>0.999390827</text:p>
          </table:table-cell>
        </table:table-row>
        <table:table-row table:style-name="ro1">
          <table:table-cell table:formula="of:=[.A90]+1" office:value-type="float" office:value="89">
            <text:p>89</text:p>
          </table:table-cell>
          <table:table-cell table:formula="of:=COS(RADIANS([.A91]))" office:value-type="float" office:value="0.0174524064372836">
            <text:p>0.0174524064</text:p>
          </table:table-cell>
          <table:table-cell table:formula="of:=SIN(RADIANS([.A91]))" office:value-type="float" office:value="0.999847695156391">
            <text:p>0.9998476952</text:p>
          </table:table-cell>
        </table:table-row>
        <table:table-row table:style-name="ro1">
          <table:table-cell table:formula="of:=[.A91]+1" office:value-type="float" office:value="90">
            <text:p>90</text:p>
          </table:table-cell>
          <table:table-cell table:formula="of:=COS(RADIANS([.A92]))" office:value-type="float" office:value="6.12323399573677E-017">
            <text:p>6.12323399573677E-017</text:p>
          </table:table-cell>
          <table:table-cell table:formula="of:=SIN(RADIANS([.A92]))" office:value-type="float" office:value="1">
            <text:p>1</text:p>
          </table:table-cell>
        </table:table-row>
        <table:table-row table:style-name="ro1">
          <table:table-cell table:formula="of:=[.A92]+1" office:value-type="float" office:value="91">
            <text:p>91</text:p>
          </table:table-cell>
          <table:table-cell table:formula="of:=COS(RADIANS([.A93]))" office:value-type="float" office:value="-0.0174524064372835">
            <text:p>-0.0174524064</text:p>
          </table:table-cell>
          <table:table-cell table:formula="of:=SIN(RADIANS([.A93]))" office:value-type="float" office:value="0.999847695156391">
            <text:p>0.9998476952</text:p>
          </table:table-cell>
        </table:table-row>
        <table:table-row table:style-name="ro1">
          <table:table-cell table:formula="of:=[.A93]+1" office:value-type="float" office:value="92">
            <text:p>92</text:p>
          </table:table-cell>
          <table:table-cell table:formula="of:=COS(RADIANS([.A94]))" office:value-type="float" office:value="-0.034899496702501">
            <text:p>-0.0348994967</text:p>
          </table:table-cell>
          <table:table-cell table:formula="of:=SIN(RADIANS([.A94]))" office:value-type="float" office:value="0.999390827019096">
            <text:p>0.999390827</text:p>
          </table:table-cell>
        </table:table-row>
        <table:table-row table:style-name="ro1">
          <table:table-cell table:formula="of:=[.A94]+1" office:value-type="float" office:value="93">
            <text:p>93</text:p>
          </table:table-cell>
          <table:table-cell table:formula="of:=COS(RADIANS([.A95]))" office:value-type="float" office:value="-0.0523359562429438">
            <text:p>-0.0523359562</text:p>
          </table:table-cell>
          <table:table-cell table:formula="of:=SIN(RADIANS([.A95]))" office:value-type="float" office:value="0.998629534754574">
            <text:p>0.9986295348</text:p>
          </table:table-cell>
        </table:table-row>
        <table:table-row table:style-name="ro1">
          <table:table-cell table:formula="of:=[.A95]+1" office:value-type="float" office:value="94">
            <text:p>94</text:p>
          </table:table-cell>
          <table:table-cell table:formula="of:=COS(RADIANS([.A96]))" office:value-type="float" office:value="-0.0697564737441253">
            <text:p>-0.0697564737</text:p>
          </table:table-cell>
          <table:table-cell table:formula="of:=SIN(RADIANS([.A96]))" office:value-type="float" office:value="0.997564050259824">
            <text:p>0.9975640503</text:p>
          </table:table-cell>
        </table:table-row>
        <table:table-row table:style-name="ro1">
          <table:table-cell table:formula="of:=[.A96]+1" office:value-type="float" office:value="95">
            <text:p>95</text:p>
          </table:table-cell>
          <table:table-cell table:formula="of:=COS(RADIANS([.A97]))" office:value-type="float" office:value="-0.0871557427476582">
            <text:p>-0.0871557427</text:p>
          </table:table-cell>
          <table:table-cell table:formula="of:=SIN(RADIANS([.A97]))" office:value-type="float" office:value="0.996194698091746">
            <text:p>0.9961946981</text:p>
          </table:table-cell>
        </table:table-row>
        <table:table-row table:style-name="ro1">
          <table:table-cell table:formula="of:=[.A97]+1" office:value-type="float" office:value="96">
            <text:p>96</text:p>
          </table:table-cell>
          <table:table-cell table:formula="of:=COS(RADIANS([.A98]))" office:value-type="float" office:value="-0.104528463267654">
            <text:p>-0.1045284633</text:p>
          </table:table-cell>
          <table:table-cell table:formula="of:=SIN(RADIANS([.A98]))" office:value-type="float" office:value="0.994521895368273">
            <text:p>0.9945218954</text:p>
          </table:table-cell>
        </table:table-row>
        <table:table-row table:style-name="ro1">
          <table:table-cell table:formula="of:=[.A98]+1" office:value-type="float" office:value="97">
            <text:p>97</text:p>
          </table:table-cell>
          <table:table-cell table:formula="of:=COS(RADIANS([.A99]))" office:value-type="float" office:value="-0.121869343405147">
            <text:p>-0.1218693434</text:p>
          </table:table-cell>
          <table:table-cell table:formula="of:=SIN(RADIANS([.A99]))" office:value-type="float" office:value="0.992546151641322">
            <text:p>0.9925461516</text:p>
          </table:table-cell>
        </table:table-row>
        <table:table-row table:style-name="ro1">
          <table:table-cell table:formula="of:=[.A99]+1" office:value-type="float" office:value="98">
            <text:p>98</text:p>
          </table:table-cell>
          <table:table-cell table:formula="of:=COS(RADIANS([.A100]))" office:value-type="float" office:value="-0.139173100960065">
            <text:p>-0.139173101</text:p>
          </table:table-cell>
          <table:table-cell table:formula="of:=SIN(RADIANS([.A100]))" office:value-type="float" office:value="0.99026806874157">
            <text:p>0.9902680687</text:p>
          </table:table-cell>
        </table:table-row>
        <table:table-row table:style-name="ro1">
          <table:table-cell table:formula="of:=[.A100]+1" office:value-type="float" office:value="99">
            <text:p>99</text:p>
          </table:table-cell>
          <table:table-cell table:formula="of:=COS(RADIANS([.A101]))" office:value-type="float" office:value="-0.156434465040231">
            <text:p>-0.156434465</text:p>
          </table:table-cell>
          <table:table-cell table:formula="of:=SIN(RADIANS([.A101]))" office:value-type="float" office:value="0.987688340595138">
            <text:p>0.9876883406</text:p>
          </table:table-cell>
        </table:table-row>
        <table:table-row table:style-name="ro1">
          <table:table-cell table:formula="of:=[.A101]+1" office:value-type="float" office:value="100">
            <text:p>100</text:p>
          </table:table-cell>
          <table:table-cell table:formula="of:=COS(RADIANS([.A102]))" office:value-type="float" office:value="-0.17364817766693">
            <text:p>-0.1736481777</text:p>
          </table:table-cell>
          <table:table-cell table:formula="of:=SIN(RADIANS([.A102]))" office:value-type="float" office:value="0.984807753012208">
            <text:p>0.984807753</text:p>
          </table:table-cell>
        </table:table-row>
        <table:table-row table:style-name="ro1">
          <table:table-cell table:formula="of:=[.A102]+1" office:value-type="float" office:value="101">
            <text:p>101</text:p>
          </table:table-cell>
          <table:table-cell table:formula="of:=COS(RADIANS([.A103]))" office:value-type="float" office:value="-0.190808995376545">
            <text:p>-0.1908089954</text:p>
          </table:table-cell>
          <table:table-cell table:formula="of:=SIN(RADIANS([.A103]))" office:value-type="float" office:value="0.981627183447664">
            <text:p>0.9816271834</text:p>
          </table:table-cell>
        </table:table-row>
        <table:table-row table:style-name="ro1">
          <table:table-cell table:formula="of:=[.A103]+1" office:value-type="float" office:value="102">
            <text:p>102</text:p>
          </table:table-cell>
          <table:table-cell table:formula="of:=COS(RADIANS([.A104]))" office:value-type="float" office:value="-0.207911690817759">
            <text:p>-0.2079116908</text:p>
          </table:table-cell>
          <table:table-cell table:formula="of:=SIN(RADIANS([.A104]))" office:value-type="float" office:value="0.978147600733806">
            <text:p>0.9781476007</text:p>
          </table:table-cell>
        </table:table-row>
        <table:table-row table:style-name="ro1">
          <table:table-cell table:formula="of:=[.A104]+1" office:value-type="float" office:value="103">
            <text:p>103</text:p>
          </table:table-cell>
          <table:table-cell table:formula="of:=COS(RADIANS([.A105]))" office:value-type="float" office:value="-0.224951054343865">
            <text:p>-0.2249510543</text:p>
          </table:table-cell>
          <table:table-cell table:formula="of:=SIN(RADIANS([.A105]))" office:value-type="float" office:value="0.974370064785235">
            <text:p>0.9743700648</text:p>
          </table:table-cell>
        </table:table-row>
        <table:table-row table:style-name="ro1">
          <table:table-cell table:formula="of:=[.A105]+1" office:value-type="float" office:value="104">
            <text:p>104</text:p>
          </table:table-cell>
          <table:table-cell table:formula="of:=COS(RADIANS([.A106]))" office:value-type="float" office:value="-0.241921895599668">
            <text:p>-0.2419218956</text:p>
          </table:table-cell>
          <table:table-cell table:formula="of:=SIN(RADIANS([.A106]))" office:value-type="float" office:value="0.970295726275996">
            <text:p>0.9702957263</text:p>
          </table:table-cell>
        </table:table-row>
        <table:table-row table:style-name="ro1">
          <table:table-cell table:formula="of:=[.A106]+1" office:value-type="float" office:value="105">
            <text:p>105</text:p>
          </table:table-cell>
          <table:table-cell table:formula="of:=COS(RADIANS([.A107]))" office:value-type="float" office:value="-0.258819045102521">
            <text:p>-0.2588190451</text:p>
          </table:table-cell>
          <table:table-cell table:formula="of:=SIN(RADIANS([.A107]))" office:value-type="float" office:value="0.965925826289068">
            <text:p>0.9659258263</text:p>
          </table:table-cell>
        </table:table-row>
        <table:table-row table:style-name="ro1">
          <table:table-cell table:formula="of:=[.A107]+1" office:value-type="float" office:value="106">
            <text:p>106</text:p>
          </table:table-cell>
          <table:table-cell table:formula="of:=COS(RADIANS([.A108]))" office:value-type="float" office:value="-0.275637355816999">
            <text:p>-0.2756373558</text:p>
          </table:table-cell>
          <table:table-cell table:formula="of:=SIN(RADIANS([.A108]))" office:value-type="float" office:value="0.961261695938319">
            <text:p>0.9612616959</text:p>
          </table:table-cell>
        </table:table-row>
        <table:table-row table:style-name="ro1">
          <table:table-cell table:formula="of:=[.A108]+1" office:value-type="float" office:value="107">
            <text:p>107</text:p>
          </table:table-cell>
          <table:table-cell table:formula="of:=COS(RADIANS([.A109]))" office:value-type="float" office:value="-0.292371704722737">
            <text:p>-0.2923717047</text:p>
          </table:table-cell>
          <table:table-cell table:formula="of:=SIN(RADIANS([.A109]))" office:value-type="float" office:value="0.956304755963036">
            <text:p>0.956304756</text:p>
          </table:table-cell>
        </table:table-row>
        <table:table-row table:style-name="ro1">
          <table:table-cell table:formula="of:=[.A109]+1" office:value-type="float" office:value="108">
            <text:p>108</text:p>
          </table:table-cell>
          <table:table-cell table:formula="of:=COS(RADIANS([.A110]))" office:value-type="float" office:value="-0.309016994374947">
            <text:p>-0.3090169944</text:p>
          </table:table-cell>
          <table:table-cell table:formula="of:=SIN(RADIANS([.A110]))" office:value-type="float" office:value="0.951056516295154">
            <text:p>0.9510565163</text:p>
          </table:table-cell>
        </table:table-row>
        <table:table-row table:style-name="ro1">
          <table:table-cell table:formula="of:=[.A110]+1" office:value-type="float" office:value="109">
            <text:p>109</text:p>
          </table:table-cell>
          <table:table-cell table:formula="of:=COS(RADIANS([.A111]))" office:value-type="float" office:value="-0.325568154457157">
            <text:p>-0.3255681545</text:p>
          </table:table-cell>
          <table:table-cell table:formula="of:=SIN(RADIANS([.A111]))" office:value-type="float" office:value="0.945518575599317">
            <text:p>0.9455185756</text:p>
          </table:table-cell>
        </table:table-row>
        <table:table-row table:style-name="ro1">
          <table:table-cell table:formula="of:=[.A111]+1" office:value-type="float" office:value="110">
            <text:p>110</text:p>
          </table:table-cell>
          <table:table-cell table:formula="of:=COS(RADIANS([.A112]))" office:value-type="float" office:value="-0.342020143325669">
            <text:p>-0.3420201433</text:p>
          </table:table-cell>
          <table:table-cell table:formula="of:=SIN(RADIANS([.A112]))" office:value-type="float" office:value="0.939692620785908">
            <text:p>0.9396926208</text:p>
          </table:table-cell>
        </table:table-row>
        <table:table-row table:style-name="ro1">
          <table:table-cell table:formula="of:=[.A112]+1" office:value-type="float" office:value="111">
            <text:p>111</text:p>
          </table:table-cell>
          <table:table-cell table:formula="of:=COS(RADIANS([.A113]))" office:value-type="float" office:value="-0.3583679495453">
            <text:p>-0.3583679495</text:p>
          </table:table-cell>
          <table:table-cell table:formula="of:=SIN(RADIANS([.A113]))" office:value-type="float" office:value="0.933580426497202">
            <text:p>0.9335804265</text:p>
          </table:table-cell>
        </table:table-row>
        <table:table-row table:style-name="ro1">
          <table:table-cell table:formula="of:=[.A113]+1" office:value-type="float" office:value="112">
            <text:p>112</text:p>
          </table:table-cell>
          <table:table-cell table:formula="of:=COS(RADIANS([.A114]))" office:value-type="float" office:value="-0.374606593415912">
            <text:p>-0.3746065934</text:p>
          </table:table-cell>
          <table:table-cell table:formula="of:=SIN(RADIANS([.A114]))" office:value-type="float" office:value="0.927183854566787">
            <text:p>0.9271838546</text:p>
          </table:table-cell>
        </table:table-row>
        <table:table-row table:style-name="ro1">
          <table:table-cell table:formula="of:=[.A114]+1" office:value-type="float" office:value="113">
            <text:p>113</text:p>
          </table:table-cell>
          <table:table-cell table:formula="of:=COS(RADIANS([.A115]))" office:value-type="float" office:value="-0.390731128489274">
            <text:p>-0.3907311285</text:p>
          </table:table-cell>
          <table:table-cell table:formula="of:=SIN(RADIANS([.A115]))" office:value-type="float" office:value="0.92050485345244">
            <text:p>0.9205048535</text:p>
          </table:table-cell>
        </table:table-row>
        <table:table-row table:style-name="ro1">
          <table:table-cell table:formula="of:=[.A115]+1" office:value-type="float" office:value="114">
            <text:p>114</text:p>
          </table:table-cell>
          <table:table-cell table:formula="of:=COS(RADIANS([.A116]))" office:value-type="float" office:value="-0.4067366430758">
            <text:p>-0.4067366431</text:p>
          </table:table-cell>
          <table:table-cell table:formula="of:=SIN(RADIANS([.A116]))" office:value-type="float" office:value="0.913545457642601">
            <text:p>0.9135454576</text:p>
          </table:table-cell>
        </table:table-row>
        <table:table-row table:style-name="ro1">
          <table:table-cell table:formula="of:=[.A116]+1" office:value-type="float" office:value="115">
            <text:p>115</text:p>
          </table:table-cell>
          <table:table-cell table:formula="of:=COS(RADIANS([.A117]))" office:value-type="float" office:value="-0.422618261740699">
            <text:p>-0.4226182617</text:p>
          </table:table-cell>
          <table:table-cell table:formula="of:=SIN(RADIANS([.A117]))" office:value-type="float" office:value="0.90630778703665">
            <text:p>0.906307787</text:p>
          </table:table-cell>
        </table:table-row>
        <table:table-row table:style-name="ro1">
          <table:table-cell table:formula="of:=[.A117]+1" office:value-type="float" office:value="116">
            <text:p>116</text:p>
          </table:table-cell>
          <table:table-cell table:formula="of:=COS(RADIANS([.A118]))" office:value-type="float" office:value="-0.438371146789078">
            <text:p>-0.4383711468</text:p>
          </table:table-cell>
          <table:table-cell table:formula="of:=SIN(RADIANS([.A118]))" office:value-type="float" office:value="0.898794046299167">
            <text:p>0.8987940463</text:p>
          </table:table-cell>
        </table:table-row>
        <table:table-row table:style-name="ro1">
          <table:table-cell table:formula="of:=[.A118]+1" office:value-type="float" office:value="117">
            <text:p>117</text:p>
          </table:table-cell>
          <table:table-cell table:formula="of:=COS(RADIANS([.A119]))" office:value-type="float" office:value="-0.453990499739547">
            <text:p>-0.4539904997</text:p>
          </table:table-cell>
          <table:table-cell table:formula="of:=SIN(RADIANS([.A119]))" office:value-type="float" office:value="0.891006524188368">
            <text:p>0.8910065242</text:p>
          </table:table-cell>
        </table:table-row>
        <table:table-row table:style-name="ro1">
          <table:table-cell table:formula="of:=[.A119]+1" office:value-type="float" office:value="118">
            <text:p>118</text:p>
          </table:table-cell>
          <table:table-cell table:formula="of:=COS(RADIANS([.A120]))" office:value-type="float" office:value="-0.469471562785891">
            <text:p>-0.4694715628</text:p>
          </table:table-cell>
          <table:table-cell table:formula="of:=SIN(RADIANS([.A120]))" office:value-type="float" office:value="0.882947592858927">
            <text:p>0.8829475929</text:p>
          </table:table-cell>
        </table:table-row>
        <table:table-row table:style-name="ro1">
          <table:table-cell table:formula="of:=[.A120]+1" office:value-type="float" office:value="119">
            <text:p>119</text:p>
          </table:table-cell>
          <table:table-cell table:formula="of:=COS(RADIANS([.A121]))" office:value-type="float" office:value="-0.484809620246337">
            <text:p>-0.4848096202</text:p>
          </table:table-cell>
          <table:table-cell table:formula="of:=SIN(RADIANS([.A121]))" office:value-type="float" office:value="0.874619707139396">
            <text:p>0.8746197071</text:p>
          </table:table-cell>
        </table:table-row>
        <table:table-row table:style-name="ro1">
          <table:table-cell table:formula="of:=[.A121]+1" office:value-type="float" office:value="120">
            <text:p>120</text:p>
          </table:table-cell>
          <table:table-cell table:formula="of:=COS(RADIANS([.A122]))" office:value-type="float" office:value="-0.5">
            <text:p>-0.5</text:p>
          </table:table-cell>
          <table:table-cell table:formula="of:=SIN(RADIANS([.A122]))" office:value-type="float" office:value="0.866025403784439">
            <text:p>0.8660254038</text:p>
          </table:table-cell>
        </table:table-row>
        <table:table-row table:style-name="ro1">
          <table:table-cell table:formula="of:=[.A122]+1" office:value-type="float" office:value="121">
            <text:p>121</text:p>
          </table:table-cell>
          <table:table-cell table:formula="of:=COS(RADIANS([.A123]))" office:value-type="float" office:value="-0.515038074910054">
            <text:p>-0.5150380749</text:p>
          </table:table-cell>
          <table:table-cell table:formula="of:=SIN(RADIANS([.A123]))" office:value-type="float" office:value="0.857167300702112">
            <text:p>0.8571673007</text:p>
          </table:table-cell>
        </table:table-row>
        <table:table-row table:style-name="ro1">
          <table:table-cell table:formula="of:=[.A123]+1" office:value-type="float" office:value="122">
            <text:p>122</text:p>
          </table:table-cell>
          <table:table-cell table:formula="of:=COS(RADIANS([.A124]))" office:value-type="float" office:value="-0.529919264233205">
            <text:p>-0.5299192642</text:p>
          </table:table-cell>
          <table:table-cell table:formula="of:=SIN(RADIANS([.A124]))" office:value-type="float" office:value="0.848048096156426">
            <text:p>0.8480480962</text:p>
          </table:table-cell>
        </table:table-row>
        <table:table-row table:style-name="ro1">
          <table:table-cell table:formula="of:=[.A124]+1" office:value-type="float" office:value="123">
            <text:p>123</text:p>
          </table:table-cell>
          <table:table-cell table:formula="of:=COS(RADIANS([.A125]))" office:value-type="float" office:value="-0.544639035015027">
            <text:p>-0.544639035</text:p>
          </table:table-cell>
          <table:table-cell table:formula="of:=SIN(RADIANS([.A125]))" office:value-type="float" office:value="0.838670567945424">
            <text:p>0.8386705679</text:p>
          </table:table-cell>
        </table:table-row>
        <table:table-row table:style-name="ro1">
          <table:table-cell table:formula="of:=[.A125]+1" office:value-type="float" office:value="124">
            <text:p>124</text:p>
          </table:table-cell>
          <table:table-cell table:formula="of:=COS(RADIANS([.A126]))" office:value-type="float" office:value="-0.559192903470747">
            <text:p>-0.5591929035</text:p>
          </table:table-cell>
          <table:table-cell table:formula="of:=SIN(RADIANS([.A126]))" office:value-type="float" office:value="0.829037572555042">
            <text:p>0.8290375726</text:p>
          </table:table-cell>
        </table:table-row>
        <table:table-row table:style-name="ro1">
          <table:table-cell table:formula="of:=[.A126]+1" office:value-type="float" office:value="125">
            <text:p>125</text:p>
          </table:table-cell>
          <table:table-cell table:formula="of:=COS(RADIANS([.A127]))" office:value-type="float" office:value="-0.573576436351046">
            <text:p>-0.5735764364</text:p>
          </table:table-cell>
          <table:table-cell table:formula="of:=SIN(RADIANS([.A127]))" office:value-type="float" office:value="0.819152044288992">
            <text:p>0.8191520443</text:p>
          </table:table-cell>
        </table:table-row>
        <table:table-row table:style-name="ro1">
          <table:table-cell table:formula="of:=[.A127]+1" office:value-type="float" office:value="126">
            <text:p>126</text:p>
          </table:table-cell>
          <table:table-cell table:formula="of:=COS(RADIANS([.A128]))" office:value-type="float" office:value="-0.587785252292473">
            <text:p>-0.5877852523</text:p>
          </table:table-cell>
          <table:table-cell table:formula="of:=SIN(RADIANS([.A128]))" office:value-type="float" office:value="0.809016994374947">
            <text:p>0.8090169944</text:p>
          </table:table-cell>
        </table:table-row>
        <table:table-row table:style-name="ro1">
          <table:table-cell table:formula="of:=[.A128]+1" office:value-type="float" office:value="127">
            <text:p>127</text:p>
          </table:table-cell>
          <table:table-cell table:formula="of:=COS(RADIANS([.A129]))" office:value-type="float" office:value="-0.601815023152048">
            <text:p>-0.6018150232</text:p>
          </table:table-cell>
          <table:table-cell table:formula="of:=SIN(RADIANS([.A129]))" office:value-type="float" office:value="0.798635510047293">
            <text:p>0.79863551</text:p>
          </table:table-cell>
        </table:table-row>
        <table:table-row table:style-name="ro1">
          <table:table-cell table:formula="of:=[.A129]+1" office:value-type="float" office:value="128">
            <text:p>128</text:p>
          </table:table-cell>
          <table:table-cell table:formula="of:=COS(RADIANS([.A130]))" office:value-type="float" office:value="-0.615661475325658">
            <text:p>-0.6156614753</text:p>
          </table:table-cell>
          <table:table-cell table:formula="of:=SIN(RADIANS([.A130]))" office:value-type="float" office:value="0.788010753606722">
            <text:p>0.7880107536</text:p>
          </table:table-cell>
        </table:table-row>
        <table:table-row table:style-name="ro1">
          <table:table-cell table:formula="of:=[.A130]+1" office:value-type="float" office:value="129">
            <text:p>129</text:p>
          </table:table-cell>
          <table:table-cell table:formula="of:=COS(RADIANS([.A131]))" office:value-type="float" office:value="-0.629320391049837">
            <text:p>-0.629320391</text:p>
          </table:table-cell>
          <table:table-cell table:formula="of:=SIN(RADIANS([.A131]))" office:value-type="float" office:value="0.777145961456971">
            <text:p>0.7771459615</text:p>
          </table:table-cell>
        </table:table-row>
        <table:table-row table:style-name="ro1">
          <table:table-cell table:formula="of:=[.A131]+1" office:value-type="float" office:value="130">
            <text:p>130</text:p>
          </table:table-cell>
          <table:table-cell table:formula="of:=COS(RADIANS([.A132]))" office:value-type="float" office:value="-0.642787609686539">
            <text:p>-0.6427876097</text:p>
          </table:table-cell>
          <table:table-cell table:formula="of:=SIN(RADIANS([.A132]))" office:value-type="float" office:value="0.766044443118978">
            <text:p>0.7660444431</text:p>
          </table:table-cell>
        </table:table-row>
        <table:table-row table:style-name="ro1">
          <table:table-cell table:formula="of:=[.A132]+1" office:value-type="float" office:value="131">
            <text:p>131</text:p>
          </table:table-cell>
          <table:table-cell table:formula="of:=COS(RADIANS([.A133]))" office:value-type="float" office:value="-0.656059028990507">
            <text:p>-0.656059029</text:p>
          </table:table-cell>
          <table:table-cell table:formula="of:=SIN(RADIANS([.A133]))" office:value-type="float" office:value="0.754709580222772">
            <text:p>0.7547095802</text:p>
          </table:table-cell>
        </table:table-row>
        <table:table-row table:style-name="ro1">
          <table:table-cell table:formula="of:=[.A133]+1" office:value-type="float" office:value="132">
            <text:p>132</text:p>
          </table:table-cell>
          <table:table-cell table:formula="of:=COS(RADIANS([.A134]))" office:value-type="float" office:value="-0.669130606358858">
            <text:p>-0.6691306064</text:p>
          </table:table-cell>
          <table:table-cell table:formula="of:=SIN(RADIANS([.A134]))" office:value-type="float" office:value="0.743144825477394">
            <text:p>0.7431448255</text:p>
          </table:table-cell>
        </table:table-row>
        <table:table-row table:style-name="ro1">
          <table:table-cell table:formula="of:=[.A134]+1" office:value-type="float" office:value="133">
            <text:p>133</text:p>
          </table:table-cell>
          <table:table-cell table:formula="of:=COS(RADIANS([.A135]))" office:value-type="float" office:value="-0.681998360062498">
            <text:p>-0.6819983601</text:p>
          </table:table-cell>
          <table:table-cell table:formula="of:=SIN(RADIANS([.A135]))" office:value-type="float" office:value="0.731353701619171">
            <text:p>0.7313537016</text:p>
          </table:table-cell>
        </table:table-row>
        <table:table-row table:style-name="ro1">
          <table:table-cell table:formula="of:=[.A135]+1" office:value-type="float" office:value="134">
            <text:p>134</text:p>
          </table:table-cell>
          <table:table-cell table:formula="of:=COS(RADIANS([.A136]))" office:value-type="float" office:value="-0.694658370458997">
            <text:p>-0.6946583705</text:p>
          </table:table-cell>
          <table:table-cell table:formula="of:=SIN(RADIANS([.A136]))" office:value-type="float" office:value="0.719339800338651">
            <text:p>0.7193398003</text:p>
          </table:table-cell>
        </table:table-row>
        <table:table-row table:style-name="ro1">
          <table:table-cell table:formula="of:=[.A136]+1" office:value-type="float" office:value="135">
            <text:p>135</text:p>
          </table:table-cell>
          <table:table-cell table:formula="of:=COS(RADIANS([.A137]))" office:value-type="float" office:value="-0.707106781186547">
            <text:p>-0.7071067812</text:p>
          </table:table-cell>
          <table:table-cell table:formula="of:=SIN(RADIANS([.A137]))" office:value-type="float" office:value="0.707106781186548">
            <text:p>0.7071067812</text:p>
          </table:table-cell>
        </table:table-row>
        <table:table-row table:style-name="ro1">
          <table:table-cell table:formula="of:=[.A137]+1" office:value-type="float" office:value="136">
            <text:p>136</text:p>
          </table:table-cell>
          <table:table-cell table:formula="of:=COS(RADIANS([.A138]))" office:value-type="float" office:value="-0.719339800338651">
            <text:p>-0.7193398003</text:p>
          </table:table-cell>
          <table:table-cell table:formula="of:=SIN(RADIANS([.A138]))" office:value-type="float" office:value="0.694658370458997">
            <text:p>0.6946583705</text:p>
          </table:table-cell>
        </table:table-row>
        <table:table-row table:style-name="ro1">
          <table:table-cell table:formula="of:=[.A138]+1" office:value-type="float" office:value="137">
            <text:p>137</text:p>
          </table:table-cell>
          <table:table-cell table:formula="of:=COS(RADIANS([.A139]))" office:value-type="float" office:value="-0.73135370161917">
            <text:p>-0.7313537016</text:p>
          </table:table-cell>
          <table:table-cell table:formula="of:=SIN(RADIANS([.A139]))" office:value-type="float" office:value="0.681998360062499">
            <text:p>0.6819983601</text:p>
          </table:table-cell>
        </table:table-row>
        <table:table-row table:style-name="ro1">
          <table:table-cell table:formula="of:=[.A139]+1" office:value-type="float" office:value="138">
            <text:p>138</text:p>
          </table:table-cell>
          <table:table-cell table:formula="of:=COS(RADIANS([.A140]))" office:value-type="float" office:value="-0.743144825477394">
            <text:p>-0.7431448255</text:p>
          </table:table-cell>
          <table:table-cell table:formula="of:=SIN(RADIANS([.A140]))" office:value-type="float" office:value="0.669130606358858">
            <text:p>0.6691306064</text:p>
          </table:table-cell>
        </table:table-row>
        <table:table-row table:style-name="ro1">
          <table:table-cell table:formula="of:=[.A140]+1" office:value-type="float" office:value="139">
            <text:p>139</text:p>
          </table:table-cell>
          <table:table-cell table:formula="of:=COS(RADIANS([.A141]))" office:value-type="float" office:value="-0.754709580222772">
            <text:p>-0.7547095802</text:p>
          </table:table-cell>
          <table:table-cell table:formula="of:=SIN(RADIANS([.A141]))" office:value-type="float" office:value="0.656059028990507">
            <text:p>0.656059029</text:p>
          </table:table-cell>
        </table:table-row>
        <table:table-row table:style-name="ro1">
          <table:table-cell table:formula="of:=[.A141]+1" office:value-type="float" office:value="140">
            <text:p>140</text:p>
          </table:table-cell>
          <table:table-cell table:formula="of:=COS(RADIANS([.A142]))" office:value-type="float" office:value="-0.766044443118978">
            <text:p>-0.7660444431</text:p>
          </table:table-cell>
          <table:table-cell table:formula="of:=SIN(RADIANS([.A142]))" office:value-type="float" office:value="0.642787609686539">
            <text:p>0.6427876097</text:p>
          </table:table-cell>
        </table:table-row>
        <table:table-row table:style-name="ro1">
          <table:table-cell table:formula="of:=[.A142]+1" office:value-type="float" office:value="141">
            <text:p>141</text:p>
          </table:table-cell>
          <table:table-cell table:formula="of:=COS(RADIANS([.A143]))" office:value-type="float" office:value="-0.777145961456971">
            <text:p>-0.7771459615</text:p>
          </table:table-cell>
          <table:table-cell table:formula="of:=SIN(RADIANS([.A143]))" office:value-type="float" office:value="0.629320391049837">
            <text:p>0.629320391</text:p>
          </table:table-cell>
        </table:table-row>
        <table:table-row table:style-name="ro1">
          <table:table-cell table:formula="of:=[.A143]+1" office:value-type="float" office:value="142">
            <text:p>142</text:p>
          </table:table-cell>
          <table:table-cell table:formula="of:=COS(RADIANS([.A144]))" office:value-type="float" office:value="-0.788010753606722">
            <text:p>-0.7880107536</text:p>
          </table:table-cell>
          <table:table-cell table:formula="of:=SIN(RADIANS([.A144]))" office:value-type="float" office:value="0.615661475325658">
            <text:p>0.6156614753</text:p>
          </table:table-cell>
        </table:table-row>
        <table:table-row table:style-name="ro1">
          <table:table-cell table:formula="of:=[.A144]+1" office:value-type="float" office:value="143">
            <text:p>143</text:p>
          </table:table-cell>
          <table:table-cell table:formula="of:=COS(RADIANS([.A145]))" office:value-type="float" office:value="-0.798635510047293">
            <text:p>-0.79863551</text:p>
          </table:table-cell>
          <table:table-cell table:formula="of:=SIN(RADIANS([.A145]))" office:value-type="float" office:value="0.601815023152048">
            <text:p>0.6018150232</text:p>
          </table:table-cell>
        </table:table-row>
        <table:table-row table:style-name="ro1">
          <table:table-cell table:formula="of:=[.A145]+1" office:value-type="float" office:value="144">
            <text:p>144</text:p>
          </table:table-cell>
          <table:table-cell table:formula="of:=COS(RADIANS([.A146]))" office:value-type="float" office:value="-0.809016994374947">
            <text:p>-0.8090169944</text:p>
          </table:table-cell>
          <table:table-cell table:formula="of:=SIN(RADIANS([.A146]))" office:value-type="float" office:value="0.587785252292473">
            <text:p>0.5877852523</text:p>
          </table:table-cell>
        </table:table-row>
        <table:table-row table:style-name="ro1">
          <table:table-cell table:formula="of:=[.A146]+1" office:value-type="float" office:value="145">
            <text:p>145</text:p>
          </table:table-cell>
          <table:table-cell table:formula="of:=COS(RADIANS([.A147]))" office:value-type="float" office:value="-0.819152044288992">
            <text:p>-0.8191520443</text:p>
          </table:table-cell>
          <table:table-cell table:formula="of:=SIN(RADIANS([.A147]))" office:value-type="float" office:value="0.573576436351046">
            <text:p>0.5735764364</text:p>
          </table:table-cell>
        </table:table-row>
        <table:table-row table:style-name="ro1">
          <table:table-cell table:formula="of:=[.A147]+1" office:value-type="float" office:value="146">
            <text:p>146</text:p>
          </table:table-cell>
          <table:table-cell table:formula="of:=COS(RADIANS([.A148]))" office:value-type="float" office:value="-0.829037572555042">
            <text:p>-0.8290375726</text:p>
          </table:table-cell>
          <table:table-cell table:formula="of:=SIN(RADIANS([.A148]))" office:value-type="float" office:value="0.559192903470747">
            <text:p>0.5591929035</text:p>
          </table:table-cell>
        </table:table-row>
        <table:table-row table:style-name="ro1">
          <table:table-cell table:formula="of:=[.A148]+1" office:value-type="float" office:value="147">
            <text:p>147</text:p>
          </table:table-cell>
          <table:table-cell table:formula="of:=COS(RADIANS([.A149]))" office:value-type="float" office:value="-0.838670567945424">
            <text:p>-0.8386705679</text:p>
          </table:table-cell>
          <table:table-cell table:formula="of:=SIN(RADIANS([.A149]))" office:value-type="float" office:value="0.544639035015027">
            <text:p>0.544639035</text:p>
          </table:table-cell>
        </table:table-row>
        <table:table-row table:style-name="ro1">
          <table:table-cell table:formula="of:=[.A149]+1" office:value-type="float" office:value="148">
            <text:p>148</text:p>
          </table:table-cell>
          <table:table-cell table:formula="of:=COS(RADIANS([.A150]))" office:value-type="float" office:value="-0.848048096156426">
            <text:p>-0.8480480962</text:p>
          </table:table-cell>
          <table:table-cell table:formula="of:=SIN(RADIANS([.A150]))" office:value-type="float" office:value="0.529919264233205">
            <text:p>0.5299192642</text:p>
          </table:table-cell>
        </table:table-row>
        <table:table-row table:style-name="ro1">
          <table:table-cell table:formula="of:=[.A150]+1" office:value-type="float" office:value="149">
            <text:p>149</text:p>
          </table:table-cell>
          <table:table-cell table:formula="of:=COS(RADIANS([.A151]))" office:value-type="float" office:value="-0.857167300702112">
            <text:p>-0.8571673007</text:p>
          </table:table-cell>
          <table:table-cell table:formula="of:=SIN(RADIANS([.A151]))" office:value-type="float" office:value="0.515038074910054">
            <text:p>0.5150380749</text:p>
          </table:table-cell>
        </table:table-row>
        <table:table-row table:style-name="ro1">
          <table:table-cell table:formula="of:=[.A151]+1" office:value-type="float" office:value="150">
            <text:p>150</text:p>
          </table:table-cell>
          <table:table-cell table:formula="of:=COS(RADIANS([.A152]))" office:value-type="float" office:value="-0.866025403784439">
            <text:p>-0.8660254038</text:p>
          </table:table-cell>
          <table:table-cell table:formula="of:=SIN(RADIANS([.A152]))" office:value-type="float" office:value="0.5">
            <text:p>0.5</text:p>
          </table:table-cell>
        </table:table-row>
        <table:table-row table:style-name="ro1">
          <table:table-cell table:formula="of:=[.A152]+1" office:value-type="float" office:value="151">
            <text:p>151</text:p>
          </table:table-cell>
          <table:table-cell table:formula="of:=COS(RADIANS([.A153]))" office:value-type="float" office:value="-0.874619707139396">
            <text:p>-0.8746197071</text:p>
          </table:table-cell>
          <table:table-cell table:formula="of:=SIN(RADIANS([.A153]))" office:value-type="float" office:value="0.484809620246337">
            <text:p>0.4848096202</text:p>
          </table:table-cell>
        </table:table-row>
        <table:table-row table:style-name="ro1">
          <table:table-cell table:formula="of:=[.A153]+1" office:value-type="float" office:value="152">
            <text:p>152</text:p>
          </table:table-cell>
          <table:table-cell table:formula="of:=COS(RADIANS([.A154]))" office:value-type="float" office:value="-0.882947592858927">
            <text:p>-0.8829475929</text:p>
          </table:table-cell>
          <table:table-cell table:formula="of:=SIN(RADIANS([.A154]))" office:value-type="float" office:value="0.469471562785891">
            <text:p>0.4694715628</text:p>
          </table:table-cell>
        </table:table-row>
        <table:table-row table:style-name="ro1">
          <table:table-cell table:formula="of:=[.A154]+1" office:value-type="float" office:value="153">
            <text:p>153</text:p>
          </table:table-cell>
          <table:table-cell table:formula="of:=COS(RADIANS([.A155]))" office:value-type="float" office:value="-0.891006524188368">
            <text:p>-0.8910065242</text:p>
          </table:table-cell>
          <table:table-cell table:formula="of:=SIN(RADIANS([.A155]))" office:value-type="float" office:value="0.453990499739547">
            <text:p>0.4539904997</text:p>
          </table:table-cell>
        </table:table-row>
        <table:table-row table:style-name="ro1">
          <table:table-cell table:formula="of:=[.A155]+1" office:value-type="float" office:value="154">
            <text:p>154</text:p>
          </table:table-cell>
          <table:table-cell table:formula="of:=COS(RADIANS([.A156]))" office:value-type="float" office:value="-0.898794046299167">
            <text:p>-0.8987940463</text:p>
          </table:table-cell>
          <table:table-cell table:formula="of:=SIN(RADIANS([.A156]))" office:value-type="float" office:value="0.438371146789077">
            <text:p>0.4383711468</text:p>
          </table:table-cell>
        </table:table-row>
        <table:table-row table:style-name="ro1">
          <table:table-cell table:formula="of:=[.A156]+1" office:value-type="float" office:value="155">
            <text:p>155</text:p>
          </table:table-cell>
          <table:table-cell table:formula="of:=COS(RADIANS([.A157]))" office:value-type="float" office:value="-0.90630778703665">
            <text:p>-0.906307787</text:p>
          </table:table-cell>
          <table:table-cell table:formula="of:=SIN(RADIANS([.A157]))" office:value-type="float" office:value="0.422618261740699">
            <text:p>0.4226182617</text:p>
          </table:table-cell>
        </table:table-row>
        <table:table-row table:style-name="ro1">
          <table:table-cell table:formula="of:=[.A157]+1" office:value-type="float" office:value="156">
            <text:p>156</text:p>
          </table:table-cell>
          <table:table-cell table:formula="of:=COS(RADIANS([.A158]))" office:value-type="float" office:value="-0.913545457642601">
            <text:p>-0.9135454576</text:p>
          </table:table-cell>
          <table:table-cell table:formula="of:=SIN(RADIANS([.A158]))" office:value-type="float" office:value="0.4067366430758">
            <text:p>0.4067366431</text:p>
          </table:table-cell>
        </table:table-row>
        <table:table-row table:style-name="ro1">
          <table:table-cell table:formula="of:=[.A158]+1" office:value-type="float" office:value="157">
            <text:p>157</text:p>
          </table:table-cell>
          <table:table-cell table:formula="of:=COS(RADIANS([.A159]))" office:value-type="float" office:value="-0.92050485345244">
            <text:p>-0.9205048535</text:p>
          </table:table-cell>
          <table:table-cell table:formula="of:=SIN(RADIANS([.A159]))" office:value-type="float" office:value="0.390731128489274">
            <text:p>0.3907311285</text:p>
          </table:table-cell>
        </table:table-row>
        <table:table-row table:style-name="ro1">
          <table:table-cell table:formula="of:=[.A159]+1" office:value-type="float" office:value="158">
            <text:p>158</text:p>
          </table:table-cell>
          <table:table-cell table:formula="of:=COS(RADIANS([.A160]))" office:value-type="float" office:value="-0.927183854566787">
            <text:p>-0.9271838546</text:p>
          </table:table-cell>
          <table:table-cell table:formula="of:=SIN(RADIANS([.A160]))" office:value-type="float" office:value="0.374606593415912">
            <text:p>0.3746065934</text:p>
          </table:table-cell>
        </table:table-row>
        <table:table-row table:style-name="ro1">
          <table:table-cell table:formula="of:=[.A160]+1" office:value-type="float" office:value="159">
            <text:p>159</text:p>
          </table:table-cell>
          <table:table-cell table:formula="of:=COS(RADIANS([.A161]))" office:value-type="float" office:value="-0.933580426497202">
            <text:p>-0.9335804265</text:p>
          </table:table-cell>
          <table:table-cell table:formula="of:=SIN(RADIANS([.A161]))" office:value-type="float" office:value="0.3583679495453">
            <text:p>0.3583679495</text:p>
          </table:table-cell>
        </table:table-row>
        <table:table-row table:style-name="ro1">
          <table:table-cell table:formula="of:=[.A161]+1" office:value-type="float" office:value="160">
            <text:p>160</text:p>
          </table:table-cell>
          <table:table-cell table:formula="of:=COS(RADIANS([.A162]))" office:value-type="float" office:value="-0.939692620785908">
            <text:p>-0.9396926208</text:p>
          </table:table-cell>
          <table:table-cell table:formula="of:=SIN(RADIANS([.A162]))" office:value-type="float" office:value="0.342020143325669">
            <text:p>0.3420201433</text:p>
          </table:table-cell>
        </table:table-row>
        <table:table-row table:style-name="ro1">
          <table:table-cell table:formula="of:=[.A162]+1" office:value-type="float" office:value="161">
            <text:p>161</text:p>
          </table:table-cell>
          <table:table-cell table:formula="of:=COS(RADIANS([.A163]))" office:value-type="float" office:value="-0.945518575599317">
            <text:p>-0.9455185756</text:p>
          </table:table-cell>
          <table:table-cell table:formula="of:=SIN(RADIANS([.A163]))" office:value-type="float" office:value="0.325568154457157">
            <text:p>0.3255681545</text:p>
          </table:table-cell>
        </table:table-row>
        <table:table-row table:style-name="ro1">
          <table:table-cell table:formula="of:=[.A163]+1" office:value-type="float" office:value="162">
            <text:p>162</text:p>
          </table:table-cell>
          <table:table-cell table:formula="of:=COS(RADIANS([.A164]))" office:value-type="float" office:value="-0.951056516295153">
            <text:p>-0.9510565163</text:p>
          </table:table-cell>
          <table:table-cell table:formula="of:=SIN(RADIANS([.A164]))" office:value-type="float" office:value="0.309016994374947">
            <text:p>0.3090169944</text:p>
          </table:table-cell>
        </table:table-row>
        <table:table-row table:style-name="ro1">
          <table:table-cell table:formula="of:=[.A164]+1" office:value-type="float" office:value="163">
            <text:p>163</text:p>
          </table:table-cell>
          <table:table-cell table:formula="of:=COS(RADIANS([.A165]))" office:value-type="float" office:value="-0.956304755963036">
            <text:p>-0.956304756</text:p>
          </table:table-cell>
          <table:table-cell table:formula="of:=SIN(RADIANS([.A165]))" office:value-type="float" office:value="0.292371704722737">
            <text:p>0.2923717047</text:p>
          </table:table-cell>
        </table:table-row>
        <table:table-row table:style-name="ro1">
          <table:table-cell table:formula="of:=[.A165]+1" office:value-type="float" office:value="164">
            <text:p>164</text:p>
          </table:table-cell>
          <table:table-cell table:formula="of:=COS(RADIANS([.A166]))" office:value-type="float" office:value="-0.961261695938319">
            <text:p>-0.9612616959</text:p>
          </table:table-cell>
          <table:table-cell table:formula="of:=SIN(RADIANS([.A166]))" office:value-type="float" office:value="0.275637355816999">
            <text:p>0.2756373558</text:p>
          </table:table-cell>
        </table:table-row>
        <table:table-row table:style-name="ro1">
          <table:table-cell table:formula="of:=[.A166]+1" office:value-type="float" office:value="165">
            <text:p>165</text:p>
          </table:table-cell>
          <table:table-cell table:formula="of:=COS(RADIANS([.A167]))" office:value-type="float" office:value="-0.965925826289068">
            <text:p>-0.9659258263</text:p>
          </table:table-cell>
          <table:table-cell table:formula="of:=SIN(RADIANS([.A167]))" office:value-type="float" office:value="0.258819045102521">
            <text:p>0.2588190451</text:p>
          </table:table-cell>
        </table:table-row>
        <table:table-row table:style-name="ro1">
          <table:table-cell table:formula="of:=[.A167]+1" office:value-type="float" office:value="166">
            <text:p>166</text:p>
          </table:table-cell>
          <table:table-cell table:formula="of:=COS(RADIANS([.A168]))" office:value-type="float" office:value="-0.970295726275996">
            <text:p>-0.9702957263</text:p>
          </table:table-cell>
          <table:table-cell table:formula="of:=SIN(RADIANS([.A168]))" office:value-type="float" office:value="0.241921895599668">
            <text:p>0.2419218956</text:p>
          </table:table-cell>
        </table:table-row>
        <table:table-row table:style-name="ro1">
          <table:table-cell table:formula="of:=[.A168]+1" office:value-type="float" office:value="167">
            <text:p>167</text:p>
          </table:table-cell>
          <table:table-cell table:formula="of:=COS(RADIANS([.A169]))" office:value-type="float" office:value="-0.974370064785235">
            <text:p>-0.9743700648</text:p>
          </table:table-cell>
          <table:table-cell table:formula="of:=SIN(RADIANS([.A169]))" office:value-type="float" office:value="0.224951054343865">
            <text:p>0.2249510543</text:p>
          </table:table-cell>
        </table:table-row>
        <table:table-row table:style-name="ro1">
          <table:table-cell table:formula="of:=[.A169]+1" office:value-type="float" office:value="168">
            <text:p>168</text:p>
          </table:table-cell>
          <table:table-cell table:formula="of:=COS(RADIANS([.A170]))" office:value-type="float" office:value="-0.978147600733806">
            <text:p>-0.9781476007</text:p>
          </table:table-cell>
          <table:table-cell table:formula="of:=SIN(RADIANS([.A170]))" office:value-type="float" office:value="0.207911690817759">
            <text:p>0.2079116908</text:p>
          </table:table-cell>
        </table:table-row>
        <table:table-row table:style-name="ro1">
          <table:table-cell table:formula="of:=[.A170]+1" office:value-type="float" office:value="169">
            <text:p>169</text:p>
          </table:table-cell>
          <table:table-cell table:formula="of:=COS(RADIANS([.A171]))" office:value-type="float" office:value="-0.981627183447664">
            <text:p>-0.9816271834</text:p>
          </table:table-cell>
          <table:table-cell table:formula="of:=SIN(RADIANS([.A171]))" office:value-type="float" office:value="0.190808995376545">
            <text:p>0.1908089954</text:p>
          </table:table-cell>
        </table:table-row>
        <table:table-row table:style-name="ro1">
          <table:table-cell table:formula="of:=[.A171]+1" office:value-type="float" office:value="170">
            <text:p>170</text:p>
          </table:table-cell>
          <table:table-cell table:formula="of:=COS(RADIANS([.A172]))" office:value-type="float" office:value="-0.984807753012208">
            <text:p>-0.984807753</text:p>
          </table:table-cell>
          <table:table-cell table:formula="of:=SIN(RADIANS([.A172]))" office:value-type="float" office:value="0.17364817766693">
            <text:p>0.1736481777</text:p>
          </table:table-cell>
        </table:table-row>
        <table:table-row table:style-name="ro1">
          <table:table-cell table:formula="of:=[.A172]+1" office:value-type="float" office:value="171">
            <text:p>171</text:p>
          </table:table-cell>
          <table:table-cell table:formula="of:=COS(RADIANS([.A173]))" office:value-type="float" office:value="-0.987688340595138">
            <text:p>-0.9876883406</text:p>
          </table:table-cell>
          <table:table-cell table:formula="of:=SIN(RADIANS([.A173]))" office:value-type="float" office:value="0.156434465040231">
            <text:p>0.156434465</text:p>
          </table:table-cell>
        </table:table-row>
        <table:table-row table:style-name="ro1">
          <table:table-cell table:formula="of:=[.A173]+1" office:value-type="float" office:value="172">
            <text:p>172</text:p>
          </table:table-cell>
          <table:table-cell table:formula="of:=COS(RADIANS([.A174]))" office:value-type="float" office:value="-0.99026806874157">
            <text:p>-0.9902680687</text:p>
          </table:table-cell>
          <table:table-cell table:formula="of:=SIN(RADIANS([.A174]))" office:value-type="float" office:value="0.139173100960065">
            <text:p>0.139173101</text:p>
          </table:table-cell>
        </table:table-row>
        <table:table-row table:style-name="ro1">
          <table:table-cell table:formula="of:=[.A174]+1" office:value-type="float" office:value="173">
            <text:p>173</text:p>
          </table:table-cell>
          <table:table-cell table:formula="of:=COS(RADIANS([.A175]))" office:value-type="float" office:value="-0.992546151641322">
            <text:p>-0.9925461516</text:p>
          </table:table-cell>
          <table:table-cell table:formula="of:=SIN(RADIANS([.A175]))" office:value-type="float" office:value="0.121869343405148">
            <text:p>0.1218693434</text:p>
          </table:table-cell>
        </table:table-row>
        <table:table-row table:style-name="ro1">
          <table:table-cell table:formula="of:=[.A175]+1" office:value-type="float" office:value="174">
            <text:p>174</text:p>
          </table:table-cell>
          <table:table-cell table:formula="of:=COS(RADIANS([.A176]))" office:value-type="float" office:value="-0.994521895368273">
            <text:p>-0.9945218954</text:p>
          </table:table-cell>
          <table:table-cell table:formula="of:=SIN(RADIANS([.A176]))" office:value-type="float" office:value="0.104528463267654">
            <text:p>0.1045284633</text:p>
          </table:table-cell>
        </table:table-row>
        <table:table-row table:style-name="ro1">
          <table:table-cell table:formula="of:=[.A176]+1" office:value-type="float" office:value="175">
            <text:p>175</text:p>
          </table:table-cell>
          <table:table-cell table:formula="of:=COS(RADIANS([.A177]))" office:value-type="float" office:value="-0.996194698091746">
            <text:p>-0.9961946981</text:p>
          </table:table-cell>
          <table:table-cell table:formula="of:=SIN(RADIANS([.A177]))" office:value-type="float" office:value="0.0871557427476582">
            <text:p>0.0871557427</text:p>
          </table:table-cell>
        </table:table-row>
        <table:table-row table:style-name="ro1">
          <table:table-cell table:formula="of:=[.A177]+1" office:value-type="float" office:value="176">
            <text:p>176</text:p>
          </table:table-cell>
          <table:table-cell table:formula="of:=COS(RADIANS([.A178]))" office:value-type="float" office:value="-0.997564050259824">
            <text:p>-0.9975640503</text:p>
          </table:table-cell>
          <table:table-cell table:formula="of:=SIN(RADIANS([.A178]))" office:value-type="float" office:value="0.0697564737441255">
            <text:p>0.0697564737</text:p>
          </table:table-cell>
        </table:table-row>
        <table:table-row table:style-name="ro1">
          <table:table-cell table:formula="of:=[.A178]+1" office:value-type="float" office:value="177">
            <text:p>177</text:p>
          </table:table-cell>
          <table:table-cell table:formula="of:=COS(RADIANS([.A179]))" office:value-type="float" office:value="-0.998629534754574">
            <text:p>-0.9986295348</text:p>
          </table:table-cell>
          <table:table-cell table:formula="of:=SIN(RADIANS([.A179]))" office:value-type="float" office:value="0.0523359562429438">
            <text:p>0.0523359562</text:p>
          </table:table-cell>
        </table:table-row>
        <table:table-row table:style-name="ro1">
          <table:table-cell table:formula="of:=[.A179]+1" office:value-type="float" office:value="178">
            <text:p>178</text:p>
          </table:table-cell>
          <table:table-cell table:formula="of:=COS(RADIANS([.A180]))" office:value-type="float" office:value="-0.999390827019096">
            <text:p>-0.999390827</text:p>
          </table:table-cell>
          <table:table-cell table:formula="of:=SIN(RADIANS([.A180]))" office:value-type="float" office:value="0.0348994967025011">
            <text:p>0.0348994967</text:p>
          </table:table-cell>
        </table:table-row>
        <table:table-row table:style-name="ro1">
          <table:table-cell table:formula="of:=[.A180]+1" office:value-type="float" office:value="179">
            <text:p>179</text:p>
          </table:table-cell>
          <table:table-cell table:formula="of:=COS(RADIANS([.A181]))" office:value-type="float" office:value="-0.999847695156391">
            <text:p>-0.9998476952</text:p>
          </table:table-cell>
          <table:table-cell table:formula="of:=SIN(RADIANS([.A181]))" office:value-type="float" office:value="0.0174524064372834">
            <text:p>0.0174524064</text:p>
          </table:table-cell>
        </table:table-row>
        <table:table-row table:style-name="ro1">
          <table:table-cell table:formula="of:=[.A181]+1" office:value-type="float" office:value="180">
            <text:p>180</text:p>
          </table:table-cell>
          <table:table-cell table:formula="of:=COS(RADIANS([.A182]))" office:value-type="float" office:value="-1">
            <text:p>-1</text:p>
          </table:table-cell>
          <table:table-cell table:formula="of:=SIN(RADIANS([.A182]))" office:value-type="float" office:value="1.22464679914735E-016">
            <text:p>1.22464679914735E-016</text:p>
          </table:table-cell>
        </table:table-row>
      </table:table>
      <table:table table:name="Sheet2" table:style-name="ta1">
        <table:shapes>
          <draw:frame draw:z-index="0" draw:style-name="gr1" svg:width="15.999cm" svg:height="11.778cm" svg:x="17.916cm" svg:y="1.949cm">
            <draw:object draw:notify-on-update-of-ranges="Sheet2.B2:Sheet2.B3 Sheet2.C1:Sheet2.C1 Sheet2.C2:Sheet2.C3 Sheet2.K2:Sheet2.K4 Sheet2.L1:Sheet2.L1 Sheet2.L2:Sheet2.L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X</text:p>
          </table:table-cell>
          <table:table-cell office:value-type="string">
            <text:p>Y(Arrow)</text:p>
          </table:table-cell>
          <table:table-cell table:number-columns-repeated="5"/>
          <table:table-cell office:value-type="string">
            <text:p>TemplateX</text:p>
          </table:table-cell>
          <table:table-cell office:value-type="string">
            <text:p>TemplateY</text:p>
          </table:table-cell>
          <table:table-cell office:value-type="string">
            <text:p>X</text:p>
          </table:table-cell>
          <table:table-cell office:value-type="string">
            <text:p>Y(Head)</text:p>
          </table:table-cell>
        </table:table-row>
        <table:table-row table:style-name="ro1">
          <table:table-cell office:value-type="string">
            <text:p>P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rrow Angle</text:p>
          </table:table-cell>
          <table:table-cell table:formula="of:=-1*ATAN(([.C3]-[.C2])/([.B3]-[.B2]))" office:value-type="float" office:value="-0.785398163397448">
            <text:p>-0.7853981634</text:p>
          </table:table-cell>
          <table:table-cell/>
          <table:table-cell office:value-type="string">
            <text:p>ArrowPoint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[.B$3]+([.I2]*[.$F$3]*[.$F$5])-([.J2]*[.$F$4]*[.$F$5])" office:value-type="float" office:value="6.76776695296637">
            <text:p>6.767766953</text:p>
          </table:table-cell>
          <table:table-cell table:formula="of:=[.C$3]-([.I2]*[.$F$4]*[.$F$5])-([.J2]*[.$F$3]*[.$F$5])" office:value-type="float" office:value="3.23223304703363">
            <text:p>3.232233047</text:p>
          </table:table-cell>
        </table:table-row>
        <table:table-row table:style-name="ro2">
          <table:table-cell office:value-type="string">
            <text:p>P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CosA</text:p>
          </table:table-cell>
          <table:table-cell table:formula="of:=COS([.F2])*[.F6]" office:value-type="float" office:value="0.707106781186548">
            <text:p>0.7071067812</text:p>
          </table:table-cell>
          <table:table-cell/>
          <table:table-cell office:value-type="string">
            <text:p>ArrowPoint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3]+([.I3]*[.$F$3]*[.$F$5])-([.J3]*[.$F$4]*[.$F$5])" office:value-type="float" office:value="8.53553390593274">
            <text:p>8.5355339059</text:p>
          </table:table-cell>
          <table:table-cell table:formula="of:=[.C$3]-([.I3]*[.$F$4]*[.$F$5])-([.J3]*[.$F$3]*[.$F$5])" office:value-type="float" office:value="8.53553390593274">
            <text:p>8.5355339059</text:p>
          </table:table-cell>
        </table:table-row>
        <table:table-row table:style-name="ro2">
          <table:table-cell table:number-columns-repeated="4"/>
          <table:table-cell office:value-type="string">
            <text:p>SinA</text:p>
          </table:table-cell>
          <table:table-cell table:formula="of:=SIN([.F2])*[.F6]" office:value-type="float" office:value="-0.707106781186547">
            <text:p>-0.7071067812</text:p>
          </table:table-cell>
          <table:table-cell/>
          <table:table-cell office:value-type="string">
            <text:p>ArrowPoint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table:formula="of:=[.B$3]+([.I4]*[.$F$3]*[.$F$5])-([.J4]*[.$F$4]*[.$F$5])" office:value-type="float" office:value="3.23223304703363">
            <text:p>3.232233047</text:p>
          </table:table-cell>
          <table:table-cell table:formula="of:=[.C$3]-([.I4]*[.$F$4]*[.$F$5])-([.J4]*[.$F$3]*[.$F$5])" office:value-type="float" office:value="6.76776695296637">
            <text:p>6.767766953</text:p>
          </table:table-cell>
        </table:table-row>
        <table:table-row table:style-name="ro1">
          <table:table-cell table:number-columns-repeated="4"/>
          <table:table-cell office:value-type="string">
            <text:p>ArrowSiz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ultFactor</text:p>
          </table:table-cell>
          <table:table-cell table:formula="of:=IF(([.B3]-[.B2])&lt;0; -1; 1)" office:value-type="float" office:value="1">
            <text:p>1</text:p>
          </table:table-cell>
          <table:table-cell table:number-columns-repeated="6"/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shapes>
          <draw:frame draw:z-index="0" draw:style-name="gr1" svg:width="15.999cm" svg:height="8.999cm" svg:x="4.616cm" svg:y="0.1cm">
            <draw:object draw:notify-on-update-of-ranges="Sheet3.A1:Sheet3.A1 Sheet3.A2:Sheet3.A6 Sheet3.B1:Sheet3.B1 Sheet3.B2:Sheet3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(Test Point)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52">
            <text:p>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</meta:initial-creator>
    <meta:creation-date>2012-10-04T16:34:50</meta:creation-date>
    <dc:date>2012-10-05T14:46:33</dc:date>
    <dc:creator>pete </dc:creator>
    <meta:editing-duration>PT4M59S</meta:editing-duration>
    <meta:editing-cycles>2</meta:editing-cycles>
    <meta:generator>LibreOffice/3.5$Linux_X86_64 LibreOffice_project/350m1$Build-2</meta:generator>
    <meta:document-statistic meta:table-count="3" meta:cell-count="5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Sheet1.A1:Sheet1.C182" chart:data-source-has-labels="row" svg:x="0.77cm" svg:y="0.855cm" svg:width="12.293cm" svg:height="7.545cm">
          <chartooo:coordinate-region svg:x="1.603cm" svg:y="1.054cm" svg:width="11.18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2" chart:label-cell-address="Sheet1.B1:Sheet1.B1" chart:class="chart:scatter">
            <chart:domain table:cell-range-address="Sheet1.A2:Sheet1.A182"/>
            <chart:data-point chart:repeated="181"/>
          </chart:series>
          <chart:series chart:style-name="ch7" chart:values-cell-range-address="Sheet1.C2:Sheet1.C182" chart:label-cell-address="Sheet1.C1:Sheet1.C1" chart:class="chart:scatter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(x)</text:p>
                <draw:g>
                  <svg:desc>Sheet1.B1:Sheet1.B1</svg:desc>
                </draw:g>
              </table:table-cell>
              <table:table-cell office:value-type="string">
                <text:p>sin(x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82</svg:desc>
                </draw:g>
              </table:table-cell>
              <table:table-cell office:value-type="float" office:value="1">
                <text:p>1</text:p>
                <draw:g>
                  <svg:desc>Sheet1.B2:Sheet1.B182</svg:desc>
                </draw:g>
              </table:table-cell>
              <table:table-cell office:value-type="float" office:value="0">
                <text:p>0</text:p>
                <draw:g>
                  <svg:desc>Sheet1.C2:Sheet1.C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0.0174524064372835">
                <text:p>0.0174524064372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034899496702501">
                <text:p>0.034899496702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0523359562429438">
                <text:p>0.0523359562429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0.0697564737441253">
                <text:p>0.0697564737441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0.121869343405147">
                <text:p>0.121869343405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0.139173100960065">
                <text:p>0.139173100960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0.190808995376545">
                <text:p>0.190808995376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0.224951054343865">
                <text:p>0.224951054343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0.241921895599668">
                <text:p>0.241921895599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0.275637355816999">
                <text:p>0.275637355816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0.292371704722737">
                <text:p>0.292371704722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0.325568154457157">
                <text:p>0.325568154457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3583679495453">
                <text:p>0.358367949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374606593415912">
                <text:p>0.374606593415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0.390731128489274">
                <text:p>0.390731128489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438371146789077">
                <text:p>0.438371146789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0.469471562785891">
                <text:p>0.469471562785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0.484809620246337">
                <text:p>0.484809620246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0.515038074910054">
                <text:p>0.51503807491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0.529919264233205">
                <text:p>0.529919264233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544639035015027">
                <text:p>0.544639035015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559192903470747">
                <text:p>0.559192903470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0.601815023152048">
                <text:p>0.601815023152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615661475325658">
                <text:p>0.615661475325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629320391049837">
                <text:p>0.629320391049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0.656059028990507">
                <text:p>0.656059028990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3135370161917">
                <text:p>0.73135370161917</text:p>
              </table:table-cell>
              <table:table-cell office:value-type="float" office:value="0.681998360062498">
                <text:p>0.681998360062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0.694658370458997">
                <text:p>0.694658370458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719339800338651">
                <text:p>0.719339800338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81998360062498">
                <text:p>0.681998360062498</text:p>
              </table:table-cell>
              <table:table-cell office:value-type="float" office:value="0.73135370161917">
                <text:p>0.73135370161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0.754709580222772">
                <text:p>0.7547095802227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777145961456971">
                <text:p>0.777145961456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0.788010753606722">
                <text:p>0.7880107536067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0.798635510047293">
                <text:p>0.798635510047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0.829037572555042">
                <text:p>0.829037572555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838670567945424">
                <text:p>0.838670567945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848048096156426">
                <text:p>0.84804809615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0.857167300702112">
                <text:p>0.857167300702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0.874619707139396">
                <text:p>0.874619707139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69471562785891">
                <text:p>0.469471562785891</text:p>
              </table:table-cell>
              <table:table-cell office:value-type="float" office:value="0.882947592858927">
                <text:p>0.882947592858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0.898794046299167">
                <text:p>0.898794046299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90731128489274">
                <text:p>0.390731128489274</text:p>
              </table:table-cell>
              <table:table-cell office:value-type="float" office:value="0.92050485345244">
                <text:p>0.92050485345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0.927183854566787">
                <text:p>0.927183854566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933580426497202">
                <text:p>0.933580426497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25568154457157">
                <text:p>0.325568154457157</text:p>
              </table:table-cell>
              <table:table-cell office:value-type="float" office:value="0.945518575599317">
                <text:p>0.945518575599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0.956304755963035">
                <text:p>0.956304755963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961261695938319">
                <text:p>0.961261695938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41921895599668">
                <text:p>0.241921895599668</text:p>
              </table:table-cell>
              <table:table-cell office:value-type="float" office:value="0.970295726275996">
                <text:p>0.970295726275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0.974370064785235">
                <text:p>0.974370064785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0.981627183447664">
                <text:p>0.981627183447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99026806874157">
                <text:p>0.99026806874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21869343405147">
                <text:p>0.121869343405147</text:p>
              </table:table-cell>
              <table:table-cell office:value-type="float" office:value="0.992546151641322">
                <text:p>0.992546151641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997564050259824">
                <text:p>0.997564050259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52335956242944">
                <text:p>0.052335956242944</text:p>
              </table:table-cell>
              <table:table-cell office:value-type="float" office:value="0.998629534754574">
                <text:p>0.998629534754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348994967025011">
                <text:p>0.0348994967025011</text:p>
              </table:table-cell>
              <table:table-cell office:value-type="float" office:value="0.999390827019096">
                <text:p>0.999390827019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74524064372836">
                <text:p>0.0174524064372836</text:p>
              </table:table-cell>
              <table:table-cell office:value-type="float" office:value="0.999847695156391">
                <text:p>0.999847695156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174524064372835">
                <text:p>-0.0174524064372835</text:p>
              </table:table-cell>
              <table:table-cell office:value-type="float" office:value="0.999847695156391">
                <text:p>0.9998476951563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34899496702501">
                <text:p>-0.034899496702501</text:p>
              </table:table-cell>
              <table:table-cell office:value-type="float" office:value="0.999390827019096">
                <text:p>0.999390827019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523359562429438">
                <text:p>-0.0523359562429438</text:p>
              </table:table-cell>
              <table:table-cell office:value-type="float" office:value="0.998629534754574">
                <text:p>0.9986295347545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697564737441253">
                <text:p>-0.0697564737441253</text:p>
              </table:table-cell>
              <table:table-cell office:value-type="float" office:value="0.997564050259824">
                <text:p>0.9975640502598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04528463267654">
                <text:p>-0.104528463267654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121869343405147">
                <text:p>-0.121869343405147</text:p>
              </table:table-cell>
              <table:table-cell office:value-type="float" office:value="0.992546151641322">
                <text:p>0.992546151641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39173100960065">
                <text:p>-0.139173100960065</text:p>
              </table:table-cell>
              <table:table-cell office:value-type="float" office:value="0.99026806874157">
                <text:p>0.99026806874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190808995376545">
                <text:p>-0.190808995376545</text:p>
              </table:table-cell>
              <table:table-cell office:value-type="float" office:value="0.981627183447664">
                <text:p>0.9816271834476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224951054343865">
                <text:p>-0.224951054343865</text:p>
              </table:table-cell>
              <table:table-cell office:value-type="float" office:value="0.974370064785235">
                <text:p>0.974370064785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241921895599668">
                <text:p>-0.241921895599668</text:p>
              </table:table-cell>
              <table:table-cell office:value-type="float" office:value="0.970295726275996">
                <text:p>0.970295726275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0.961261695938319">
                <text:p>0.9612616959383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292371704722737">
                <text:p>-0.292371704722737</text:p>
              </table:table-cell>
              <table:table-cell office:value-type="float" office:value="0.956304755963036">
                <text:p>0.9563047559630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325568154457157">
                <text:p>-0.325568154457157</text:p>
              </table:table-cell>
              <table:table-cell office:value-type="float" office:value="0.945518575599317">
                <text:p>0.945518575599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3583679495453">
                <text:p>-0.3583679495453</text:p>
              </table:table-cell>
              <table:table-cell office:value-type="float" office:value="0.933580426497202">
                <text:p>0.933580426497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374606593415912">
                <text:p>-0.374606593415912</text:p>
              </table:table-cell>
              <table:table-cell office:value-type="float" office:value="0.927183854566787">
                <text:p>0.927183854566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390731128489274">
                <text:p>-0.390731128489274</text:p>
              </table:table-cell>
              <table:table-cell office:value-type="float" office:value="0.92050485345244">
                <text:p>0.92050485345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438371146789078">
                <text:p>-0.438371146789078</text:p>
              </table:table-cell>
              <table:table-cell office:value-type="float" office:value="0.898794046299167">
                <text:p>0.898794046299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0.882947592858927">
                <text:p>0.882947592858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484809620246337">
                <text:p>-0.484809620246337</text:p>
              </table:table-cell>
              <table:table-cell office:value-type="float" office:value="0.874619707139396">
                <text:p>0.874619707139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515038074910054">
                <text:p>-0.515038074910054</text:p>
              </table:table-cell>
              <table:table-cell office:value-type="float" office:value="0.857167300702112">
                <text:p>0.857167300702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0.848048096156426">
                <text:p>0.8480480961564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544639035015027">
                <text:p>-0.544639035015027</text:p>
              </table:table-cell>
              <table:table-cell office:value-type="float" office:value="0.838670567945424">
                <text:p>0.838670567945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559192903470747">
                <text:p>-0.559192903470747</text:p>
              </table:table-cell>
              <table:table-cell office:value-type="float" office:value="0.829037572555042">
                <text:p>0.829037572555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601815023152048">
                <text:p>-0.601815023152048</text:p>
              </table:table-cell>
              <table:table-cell office:value-type="float" office:value="0.798635510047293">
                <text:p>0.798635510047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615661475325658">
                <text:p>-0.615661475325658</text:p>
              </table:table-cell>
              <table:table-cell office:value-type="float" office:value="0.788010753606722">
                <text:p>0.7880107536067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629320391049837">
                <text:p>-0.629320391049837</text:p>
              </table:table-cell>
              <table:table-cell office:value-type="float" office:value="0.777145961456971">
                <text:p>0.777145961456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656059028990507">
                <text:p>-0.656059028990507</text:p>
              </table:table-cell>
              <table:table-cell office:value-type="float" office:value="0.754709580222772">
                <text:p>0.754709580222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681998360062498">
                <text:p>-0.681998360062498</text:p>
              </table:table-cell>
              <table:table-cell office:value-type="float" office:value="0.731353701619171">
                <text:p>0.7313537016191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694658370458997">
                <text:p>-0.694658370458997</text:p>
              </table:table-cell>
              <table:table-cell office:value-type="float" office:value="0.719339800338651">
                <text:p>0.7193398003386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719339800338651">
                <text:p>-0.719339800338651</text:p>
              </table:table-cell>
              <table:table-cell office:value-type="float" office:value="0.694658370458997">
                <text:p>0.6946583704589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73135370161917">
                <text:p>-0.73135370161917</text:p>
              </table:table-cell>
              <table:table-cell office:value-type="float" office:value="0.681998360062499">
                <text:p>0.6819983600624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754709580222772">
                <text:p>-0.754709580222772</text:p>
              </table:table-cell>
              <table:table-cell office:value-type="float" office:value="0.656059028990507">
                <text:p>0.656059028990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777145961456971">
                <text:p>-0.777145961456971</text:p>
              </table:table-cell>
              <table:table-cell office:value-type="float" office:value="0.629320391049837">
                <text:p>0.629320391049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0.615661475325658">
                <text:p>0.6156614753256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798635510047293">
                <text:p>-0.798635510047293</text:p>
              </table:table-cell>
              <table:table-cell office:value-type="float" office:value="0.601815023152048">
                <text:p>0.6018150231520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829037572555042">
                <text:p>-0.829037572555042</text:p>
              </table:table-cell>
              <table:table-cell office:value-type="float" office:value="0.559192903470747">
                <text:p>0.559192903470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838670567945424">
                <text:p>-0.838670567945424</text:p>
              </table:table-cell>
              <table:table-cell office:value-type="float" office:value="0.544639035015027">
                <text:p>0.544639035015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848048096156426">
                <text:p>-0.848048096156426</text:p>
              </table:table-cell>
              <table:table-cell office:value-type="float" office:value="0.529919264233205">
                <text:p>0.5299192642332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857167300702112">
                <text:p>-0.857167300702112</text:p>
              </table:table-cell>
              <table:table-cell office:value-type="float" office:value="0.515038074910054">
                <text:p>0.5150380749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874619707139396">
                <text:p>-0.874619707139396</text:p>
              </table:table-cell>
              <table:table-cell office:value-type="float" office:value="0.484809620246337">
                <text:p>0.4848096202463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882947592858927">
                <text:p>-0.882947592858927</text:p>
              </table:table-cell>
              <table:table-cell office:value-type="float" office:value="0.469471562785891">
                <text:p>0.469471562785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0.438371146789077">
                <text:p>0.4383711467890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92050485345244">
                <text:p>-0.92050485345244</text:p>
              </table:table-cell>
              <table:table-cell office:value-type="float" office:value="0.390731128489274">
                <text:p>0.39073112848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0.374606593415912">
                <text:p>0.374606593415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933580426497202">
                <text:p>-0.933580426497202</text:p>
              </table:table-cell>
              <table:table-cell office:value-type="float" office:value="0.3583679495453">
                <text:p>0.35836794954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945518575599317">
                <text:p>-0.945518575599317</text:p>
              </table:table-cell>
              <table:table-cell office:value-type="float" office:value="0.325568154457157">
                <text:p>0.3255681544571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956304755963036">
                <text:p>-0.956304755963036</text:p>
              </table:table-cell>
              <table:table-cell office:value-type="float" office:value="0.292371704722737">
                <text:p>0.2923717047227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961261695938319">
                <text:p>-0.961261695938319</text:p>
              </table:table-cell>
              <table:table-cell office:value-type="float" office:value="0.275637355816999">
                <text:p>0.275637355816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970295726275996">
                <text:p>-0.970295726275996</text:p>
              </table:table-cell>
              <table:table-cell office:value-type="float" office:value="0.241921895599668">
                <text:p>0.2419218955996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974370064785235">
                <text:p>-0.974370064785235</text:p>
              </table:table-cell>
              <table:table-cell office:value-type="float" office:value="0.224951054343865">
                <text:p>0.2249510543438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981627183447664">
                <text:p>-0.981627183447664</text:p>
              </table:table-cell>
              <table:table-cell office:value-type="float" office:value="0.190808995376545">
                <text:p>0.1908089953765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99026806874157">
                <text:p>-0.99026806874157</text:p>
              </table:table-cell>
              <table:table-cell office:value-type="float" office:value="0.139173100960065">
                <text:p>0.139173100960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992546151641322">
                <text:p>-0.992546151641322</text:p>
              </table:table-cell>
              <table:table-cell office:value-type="float" office:value="0.121869343405148">
                <text:p>0.121869343405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997564050259824">
                <text:p>-0.997564050259824</text:p>
              </table:table-cell>
              <table:table-cell office:value-type="float" office:value="0.0697564737441255">
                <text:p>0.06975647374412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998629534754574">
                <text:p>-0.998629534754574</text:p>
              </table:table-cell>
              <table:table-cell office:value-type="float" office:value="0.0523359562429438">
                <text:p>0.0523359562429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0.0348994967025011">
                <text:p>0.0348994967025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999847695156391">
                <text:p>-0.999847695156391</text:p>
              </table:table-cell>
              <table:table-cell office:value-type="float" office:value="0.0174524064372834">
                <text:p>0.0174524064372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779cm" xlink:href=".." xlink:type="simple" chart:class="chart:scatter" chart:style-name="ch1">
        <chart:legend chart:legend-position="end" svg:x="13.333cm" svg:y="5.341cm" style:legend-expansion="high" chart:style-name="ch2"/>
        <chart:plot-area chart:style-name="ch3" table:cell-range-address="Sheet2.B2:Sheet2.C3 Sheet2.C1:Sheet2.C1 Sheet2.L1:Sheet2.L4" chart:data-source-has-labels="row" svg:x="0.77cm" svg:y="1.075cm" svg:width="11.923cm" svg:height="10.049cm">
          <chartooo:coordinate-region svg:x="1.008cm" svg:y="1.274cm" svg:width="11.498cm" svg:height="9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" chart:label-cell-address="Sheet2.C1:Sheet2.C1" chart:class="chart:scatter">
            <chart:domain table:cell-range-address="Sheet2.B2:Sheet2.B3"/>
            <chart:data-point chart:repeated="2"/>
          </chart:series>
          <chart:series chart:style-name="ch7" chart:values-cell-range-address="Sheet2.L2:Sheet2.L4" chart:label-cell-address="Sheet2.L1:Sheet2.L1" chart:class="chart:scatter">
            <chart:domain table:cell-range-address="Sheet2.K2:Sheet2.K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(Arrow)</text:p>
                <draw:g>
                  <svg:desc>Sheet2.C1:Sheet2.C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Y(Head)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3</svg:desc>
                </draw:g>
              </table:table-cell>
              <table:table-cell office:value-type="float" office:value="0">
                <text:p>0</text:p>
                <draw:g>
                  <svg:desc>Sheet2.C2:Sheet2.C3</svg:desc>
                </draw:g>
              </table:table-cell>
              <table:table-cell office:value-type="float" office:value="6.76776695296637">
                <text:p>6.76776695296637</text:p>
                <draw:g>
                  <svg:desc>Sheet2.K2:Sheet2.K4</svg:desc>
                </draw:g>
              </table:table-cell>
              <table:table-cell office:value-type="float" office:value="3.23223304703363">
                <text:p>3.23223304703363</text:p>
                <draw:g>
                  <svg:desc>Sheet2.L2:Sheet2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53553390593274">
                <text:p>8.53553390593274</text:p>
              </table:table-cell>
              <table:table-cell office:value-type="float" office:value="8.53553390593274">
                <text:p>8.53553390593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223304703363">
                <text:p>3.23223304703363</text:p>
              </table:table-cell>
              <table:table-cell office:value-type="float" office:value="6.76776695296637">
                <text:p>6.76776695296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4.201cm" style:legend-expansion="high" chart:style-name="ch2"/>
        <chart:plot-area chart:style-name="ch3" table:cell-range-address="Sheet3.A1:Sheet3.B6" chart:data-source-has-labels="row" svg:x="0.77cm" svg:y="0.855cm" svg:width="11.798cm" svg:height="7.545cm">
          <chartooo:coordinate-region svg:x="1.577cm" svg:y="1.054cm" svg:width="10.71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6" chart:label-cell-address="Sheet3.B1:Sheet3.B1" chart:class="chart:scatter">
            <chart:domain table:cell-range-address="Sheet3.A2:Sheet3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(Test Point)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3.A2:Sheet3.A6</svg:desc>
                </draw:g>
              </table:table-cell>
              <table:table-cell office:value-type="float" office:value="259">
                <text:p>259</text:p>
                <draw:g>
                  <svg:desc>Sheet3.B2:Sheet3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8">
                <text:p>45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8">
                <text:p>45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">
                <text:p>44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